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cc1dc" officeooo:paragraph-rsid="000cc1dc"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officeooo:rsid="000cc1dc" officeooo:paragraph-rsid="000cc1dc" style:font-size-asian="10.5pt" style:font-size-complex="12pt"/>
    </style:style>
    <style:style style:name="P3" style:family="paragraph" style:parent-style-name="Standard">
      <style:paragraph-properties fo:text-align="start" style:justify-single-word="false"/>
      <style:text-properties fo:font-size="12pt" fo:font-weight="bold" officeooo:rsid="000cc1dc" officeooo:paragraph-rsid="000cc1dc"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0cc1dc" officeooo:paragraph-rsid="000d7640"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cc1dc" officeooo:paragraph-rsid="000f0075"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d7640" officeooo:paragraph-rsid="000d7640"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f0075" officeooo:paragraph-rsid="000f0075"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0c667" officeooo:paragraph-rsid="0010c667"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0d5c2" officeooo:paragraph-rsid="0010d5c2"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0d5c2" officeooo:paragraph-rsid="001286af"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286af" officeooo:paragraph-rsid="001286af"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45fa9" officeooo:paragraph-rsid="00145fa9"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15859c" officeooo:paragraph-rsid="0015859c"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184612" officeooo:paragraph-rsid="00184612"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184612" officeooo:paragraph-rsid="0018c02e"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18c02e" officeooo:paragraph-rsid="0018c02e"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18c02e" officeooo:paragraph-rsid="001a16b4"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1a16b4" officeooo:paragraph-rsid="001a16b4"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normal" officeooo:rsid="0010c667" officeooo:paragraph-rsid="0010c66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0d5c2" officeooo:paragraph-rsid="0010d5c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286af" officeooo:paragraph-rsid="001286a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45fa9" officeooo:paragraph-rsid="00145fa9"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cc1dc" officeooo:paragraph-rsid="00145fa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cc1dc" officeooo:paragraph-rsid="0018c02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5859c" officeooo:paragraph-rsid="0015859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style="normal" fo:font-weight="bold" officeooo:rsid="001a16b4" officeooo:paragraph-rsid="001a16b4" style:font-size-asian="10.5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fo:font-size="12pt" fo:font-weight="normal" officeooo:rsid="000d7640" officeooo:paragraph-rsid="000d764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0f0075" officeooo:paragraph-rsid="000f0075"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0f0075" officeooo:paragraph-rsid="0010d5c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0c667" officeooo:paragraph-rsid="0010c667"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0d5c2" officeooo:paragraph-rsid="0010d5c2"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0d5c2" officeooo:paragraph-rsid="001286af"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286af" officeooo:paragraph-rsid="001286af"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145fa9" officeooo:paragraph-rsid="00145fa9"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15859c" officeooo:paragraph-rsid="0015859c"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15859c" officeooo:paragraph-rsid="00170e1e"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184612" officeooo:paragraph-rsid="00184612"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184612" officeooo:paragraph-rsid="0018c02e"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18c02e" officeooo:paragraph-rsid="0018c02e"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18c02e" officeooo:paragraph-rsid="001a16b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1a16b4" officeooo:paragraph-rsid="001a16b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style="normal" fo:font-weight="normal" officeooo:rsid="001a16b4" officeooo:paragraph-rsid="001a16b4"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1f853f" officeooo:paragraph-rsid="001f853f"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bold" officeooo:rsid="001f853f" officeooo:paragraph-rsid="001f853f" style:font-size-asian="10.5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fo:font-size="12pt" fo:font-style="normal" fo:font-weight="bold" officeooo:rsid="00222dfe" officeooo:paragraph-rsid="001bf799" style:font-size-asian="10.5pt" style:font-style-asian="normal" style:font-weight-asian="bold" style:font-size-complex="12pt" style:font-style-complex="normal" style:font-weight-complex="bold"/>
    </style:style>
    <style:style style:name="P46" style:family="paragraph" style:parent-style-name="Standard" style:list-style-name="L12">
      <style:paragraph-properties fo:text-align="start" style:justify-single-word="false"/>
      <style:text-properties fo:font-size="12pt" fo:font-weight="bold" officeooo:rsid="0015859c" officeooo:paragraph-rsid="0015859c" style:font-size-asian="10.5pt" style:font-weight-asian="bold" style:font-size-complex="12pt" style:font-weight-complex="bold"/>
    </style:style>
    <style:style style:name="P47" style:family="paragraph" style:parent-style-name="Standard" style:list-style-name="L1">
      <style:paragraph-properties fo:text-align="start" style:justify-single-word="false"/>
      <style:text-properties officeooo:paragraph-rsid="001f853f"/>
    </style:style>
    <style:style style:name="P48" style:family="paragraph" style:parent-style-name="Standard" style:list-style-name="L2">
      <style:paragraph-properties fo:text-align="start" style:justify-single-word="false"/>
      <style:text-properties officeooo:paragraph-rsid="0018c02e"/>
    </style:style>
    <style:style style:name="P49" style:family="paragraph" style:parent-style-name="Standard" style:list-style-name="L3">
      <style:paragraph-properties fo:text-align="start" style:justify-single-word="false"/>
      <style:text-properties officeooo:paragraph-rsid="0015859c"/>
    </style:style>
    <style:style style:name="P50" style:family="paragraph" style:parent-style-name="Standard" style:list-style-name="L6">
      <style:paragraph-properties fo:text-align="start" style:justify-single-word="false"/>
      <style:text-properties officeooo:paragraph-rsid="0010d5c2"/>
    </style:style>
    <style:style style:name="P51" style:family="paragraph" style:parent-style-name="Standard" style:list-style-name="L7">
      <style:paragraph-properties fo:text-align="start" style:justify-single-word="false"/>
      <style:text-properties officeooo:paragraph-rsid="000cc1dc"/>
    </style:style>
    <style:style style:name="P52" style:family="paragraph" style:parent-style-name="Standard" style:list-style-name="L8">
      <style:paragraph-properties fo:text-align="start" style:justify-single-word="false"/>
      <style:text-properties officeooo:paragraph-rsid="000cc1dc"/>
    </style:style>
    <style:style style:name="P53" style:family="paragraph" style:parent-style-name="Standard" style:list-style-name="L9">
      <style:paragraph-properties fo:text-align="start" style:justify-single-word="false"/>
      <style:text-properties officeooo:paragraph-rsid="0010c667"/>
    </style:style>
    <style:style style:name="P54" style:family="paragraph" style:parent-style-name="Standard" style:list-style-name="L10">
      <style:paragraph-properties fo:text-align="start" style:justify-single-word="false"/>
      <style:text-properties officeooo:paragraph-rsid="0010d5c2"/>
    </style:style>
    <style:style style:name="P55" style:family="paragraph" style:parent-style-name="Standard" style:list-style-name="L11">
      <style:paragraph-properties fo:text-align="start" style:justify-single-word="false"/>
      <style:text-properties officeooo:paragraph-rsid="001286af"/>
    </style:style>
    <style:style style:name="P56" style:family="paragraph" style:parent-style-name="Standard" style:list-style-name="L13">
      <style:paragraph-properties fo:text-align="start" style:justify-single-word="false"/>
      <style:text-properties officeooo:paragraph-rsid="001f853f"/>
    </style:style>
    <style:style style:name="P57" style:family="paragraph" style:parent-style-name="Standard" style:list-style-name="L14">
      <style:paragraph-properties fo:text-align="start" style:justify-single-word="false"/>
      <style:text-properties officeooo:paragraph-rsid="001f853f"/>
    </style:style>
    <style:style style:name="P58" style:family="paragraph" style:parent-style-name="Standard" style:list-style-name="L15">
      <style:paragraph-properties fo:text-align="start" style:justify-single-word="false"/>
      <style:text-properties officeooo:paragraph-rsid="001f853f"/>
    </style:style>
    <style:style style:name="P59" style:family="paragraph" style:parent-style-name="Standard" style:list-style-name="L16">
      <style:paragraph-properties fo:text-align="start" style:justify-single-word="false"/>
      <style:text-properties officeooo:paragraph-rsid="001f853f"/>
    </style:style>
    <style:style style:name="P60" style:family="paragraph" style:parent-style-name="Standard" style:list-style-name="L17">
      <style:paragraph-properties fo:text-align="start" style:justify-single-word="false"/>
      <style:text-properties officeooo:paragraph-rsid="001f853f"/>
    </style:style>
    <style:style style:name="P61" style:family="paragraph" style:parent-style-name="Standard" style:list-style-name="L19">
      <style:paragraph-properties fo:text-align="start" style:justify-single-word="false"/>
      <style:text-properties officeooo:paragraph-rsid="00222dfe"/>
    </style:style>
    <style:style style:name="P62" style:family="paragraph" style:parent-style-name="Standard">
      <style:paragraph-properties fo:text-align="start" style:justify-single-word="false"/>
      <style:text-properties officeooo:paragraph-rsid="00222dfe"/>
    </style:style>
    <style:style style:name="P63" style:family="paragraph" style:parent-style-name="Standard">
      <style:paragraph-properties fo:text-align="start" style:justify-single-word="false"/>
      <style:text-properties fo:font-weight="normal" officeooo:rsid="00222dfe" officeooo:paragraph-rsid="00222dfe" style:font-weight-asian="normal" style:font-weight-complex="normal"/>
    </style:style>
    <style:style style:name="P64" style:family="paragraph" style:parent-style-name="Standard">
      <style:paragraph-properties fo:text-align="start" style:justify-single-word="false"/>
      <style:text-properties fo:font-weight="normal" officeooo:rsid="00222dfe" officeooo:paragraph-rsid="00285708" style:font-weight-asian="normal" style:font-weight-complex="normal"/>
    </style:style>
    <style:style style:name="P65" style:family="paragraph" style:parent-style-name="Standard">
      <style:paragraph-properties fo:text-align="start" style:justify-single-word="false"/>
      <style:text-properties fo:font-weight="normal" officeooo:rsid="00241b16" officeooo:paragraph-rsid="00241b16" style:font-weight-asian="normal" style:font-weight-complex="normal"/>
    </style:style>
    <style:style style:name="P66" style:family="paragraph" style:parent-style-name="Standard">
      <style:paragraph-properties fo:text-align="start" style:justify-single-word="false"/>
      <style:text-properties fo:font-weight="normal" officeooo:rsid="00249735" officeooo:paragraph-rsid="00249735" style:font-weight-asian="normal" style:font-weight-complex="normal"/>
    </style:style>
    <style:style style:name="P67" style:family="paragraph" style:parent-style-name="Standard">
      <style:paragraph-properties fo:text-align="start" style:justify-single-word="false"/>
      <style:text-properties fo:font-weight="normal" officeooo:rsid="0026dd7e" officeooo:paragraph-rsid="0026dd7e" style:font-weight-asian="normal" style:font-weight-complex="normal"/>
    </style:style>
    <style:style style:name="P68" style:family="paragraph" style:parent-style-name="Standard">
      <style:paragraph-properties fo:text-align="start" style:justify-single-word="false"/>
      <style:text-properties fo:font-weight="normal" officeooo:rsid="002d4ba4" officeooo:paragraph-rsid="002d4ba4" style:font-weight-asian="normal" style:font-weight-complex="normal"/>
    </style:style>
    <style:style style:name="P69" style:family="paragraph" style:parent-style-name="Standard">
      <style:paragraph-properties fo:text-align="start" style:justify-single-word="false"/>
      <style:text-properties fo:font-weight="bold" officeooo:rsid="00222dfe" officeooo:paragraph-rsid="00222dfe" style:font-weight-asian="bold" style:font-weight-complex="bold"/>
    </style:style>
    <style:style style:name="P70" style:family="paragraph" style:parent-style-name="Standard">
      <style:paragraph-properties fo:text-align="start" style:justify-single-word="false"/>
      <style:text-properties fo:font-weight="bold" officeooo:rsid="00241b16" officeooo:paragraph-rsid="00241b16" style:font-weight-asian="bold" style:font-weight-complex="bold"/>
    </style:style>
    <style:style style:name="P71" style:family="paragraph" style:parent-style-name="Standard">
      <style:paragraph-properties fo:text-align="start" style:justify-single-word="false"/>
      <style:text-properties fo:font-weight="bold" officeooo:rsid="0026dd7e" officeooo:paragraph-rsid="0026dd7e" style:font-weight-asian="bold" style:font-weight-complex="bold"/>
    </style:style>
    <style:style style:name="P72" style:family="paragraph" style:parent-style-name="Standard">
      <style:paragraph-properties fo:text-align="start" style:justify-single-word="false"/>
      <style:text-properties fo:font-weight="bold" officeooo:rsid="0026dd7e" officeooo:paragraph-rsid="0029dd08" style:font-weight-asian="bold" style:font-weight-complex="bold"/>
    </style:style>
    <style:style style:name="P73" style:family="paragraph" style:parent-style-name="Standard">
      <style:paragraph-properties fo:text-align="start" style:justify-single-word="false"/>
      <style:text-properties fo:font-weight="bold" officeooo:rsid="0026dd7e" officeooo:paragraph-rsid="002b69b4" style:font-weight-asian="bold" style:font-weight-complex="bold"/>
    </style:style>
    <style:style style:name="P74" style:family="paragraph" style:parent-style-name="Standard">
      <style:paragraph-properties fo:text-align="start" style:justify-single-word="false"/>
      <style:text-properties fo:font-weight="bold" officeooo:rsid="0026dd7e" officeooo:paragraph-rsid="002d4ba4" style:font-weight-asian="bold" style:font-weight-complex="bold"/>
    </style:style>
    <style:style style:name="P75" style:family="paragraph" style:parent-style-name="Standard">
      <style:paragraph-properties fo:text-align="start" style:justify-single-word="false"/>
      <style:text-properties fo:font-weight="bold" officeooo:rsid="0026dd7e" officeooo:paragraph-rsid="002f6a2d" style:font-weight-asian="bold" style:font-weight-complex="bold"/>
    </style:style>
    <style:style style:name="P76" style:family="paragraph" style:parent-style-name="Standard">
      <style:paragraph-properties fo:text-align="start" style:justify-single-word="false"/>
      <style:text-properties fo:font-weight="bold" officeooo:rsid="0029dd08" officeooo:paragraph-rsid="0029dd08" style:font-weight-asian="bold" style:font-weight-complex="bold"/>
    </style:style>
    <style:style style:name="P77" style:family="paragraph" style:parent-style-name="Standard">
      <style:paragraph-properties fo:text-align="start" style:justify-single-word="false"/>
      <style:text-properties fo:font-weight="bold" officeooo:rsid="002b69b4" officeooo:paragraph-rsid="002b69b4" style:font-weight-asian="bold" style:font-weight-complex="bold"/>
    </style:style>
    <style:style style:name="P78" style:family="paragraph" style:parent-style-name="Standard">
      <style:paragraph-properties fo:text-align="start" style:justify-single-word="false"/>
      <style:text-properties fo:font-weight="bold" officeooo:rsid="002c285f" officeooo:paragraph-rsid="002c285f" style:font-weight-asian="bold" style:font-weight-complex="bold"/>
    </style:style>
    <style:style style:name="P79" style:family="paragraph" style:parent-style-name="Standard">
      <style:paragraph-properties fo:text-align="start" style:justify-single-word="false"/>
      <style:text-properties fo:font-weight="bold" officeooo:rsid="002d4ba4" officeooo:paragraph-rsid="002d4ba4" style:font-weight-asian="bold" style:font-weight-complex="bold"/>
    </style:style>
    <style:style style:name="P80" style:family="paragraph" style:parent-style-name="Standard">
      <style:paragraph-properties fo:text-align="start" style:justify-single-word="false"/>
      <style:text-properties fo:font-weight="bold" officeooo:rsid="002f6a2d" officeooo:paragraph-rsid="002f6a2d" style:font-weight-asian="bold" style:font-weight-complex="bold"/>
    </style:style>
    <style:style style:name="P81" style:family="paragraph" style:parent-style-name="Standard">
      <style:paragraph-properties fo:text-align="start" style:justify-single-word="false"/>
      <style:text-properties fo:font-weight="bold" officeooo:rsid="0030dd61" officeooo:paragraph-rsid="0030dd61" style:font-weight-asian="bold" style:font-weight-complex="bold"/>
    </style:style>
    <style:style style:name="P82" style:family="paragraph" style:parent-style-name="Standard">
      <style:paragraph-properties fo:text-align="center" style:justify-single-word="false" fo:break-before="page"/>
      <style:text-properties fo:font-size="16pt" fo:font-style="normal" fo:font-weight="bold" officeooo:rsid="000cc1dc" officeooo:paragraph-rsid="001f853f" style:font-size-asian="14pt" style:font-style-asian="normal" style:font-weight-asian="bold" style:font-size-complex="16pt" style:font-style-complex="normal" style:font-weight-complex="bold"/>
    </style:style>
    <style:style style:name="P83" style:family="paragraph" style:parent-style-name="Standard">
      <style:paragraph-properties fo:text-align="center" style:justify-single-word="false" fo:break-before="page"/>
      <style:text-properties fo:font-size="16pt" fo:font-style="normal" fo:font-weight="bold" officeooo:rsid="001f853f" officeooo:paragraph-rsid="001f853f" style:font-size-asian="14pt" style:font-style-asian="normal" style:font-weight-asian="bold" style:font-size-complex="16pt" style:font-style-complex="normal" style:font-weight-complex="bold"/>
    </style:style>
    <style:style style:name="P84" style:family="paragraph" style:parent-style-name="Standard">
      <style:paragraph-properties fo:text-align="center" style:justify-single-word="false" fo:break-before="page"/>
      <style:text-properties fo:font-size="16pt" fo:font-weight="bold" officeooo:rsid="000cc1dc" officeooo:paragraph-rsid="001f853f" style:font-size-asian="14pt" style:font-weight-asian="bold" style:font-size-complex="16pt" style:font-weight-complex="bold"/>
    </style:style>
    <style:style style:name="P85" style:family="paragraph" style:parent-style-name="Standard" style:list-style-name="L4">
      <style:paragraph-properties fo:text-align="start" style:justify-single-word="false" fo:break-before="page"/>
      <style:text-properties officeooo:paragraph-rsid="0010d5c2"/>
    </style:style>
    <style:style style:name="P86" style:family="paragraph" style:parent-style-name="Standard" style:list-style-name="L5">
      <style:paragraph-properties fo:text-align="start" style:justify-single-word="false" fo:break-before="page"/>
      <style:text-properties officeooo:paragraph-rsid="001286af"/>
    </style:style>
    <style:style style:name="T1" style:family="text">
      <style:text-properties fo:font-weight="bold" style:font-weight-asian="bold" style:font-weight-complex="bold"/>
    </style:style>
    <style:style style:name="T2" style:family="text">
      <style:text-properties fo:font-weight="bold" officeooo:rsid="0026dd7e" style:font-weight-asian="bold" style:font-weight-complex="bold"/>
    </style:style>
    <style:style style:name="T3" style:family="text">
      <style:text-properties fo:font-weight="bold" officeooo:rsid="0029dd08" style:font-weight-asian="bold" style:font-weight-complex="bold"/>
    </style:style>
    <style:style style:name="T4" style:family="text">
      <style:text-properties fo:font-weight="bold" officeooo:rsid="002d4ba4"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d7640" style:font-weight-asian="normal" style:font-weight-complex="normal"/>
    </style:style>
    <style:style style:name="T7" style:family="text">
      <style:text-properties fo:font-weight="normal" officeooo:rsid="000f0075" style:font-weight-asian="normal" style:font-weight-complex="normal"/>
    </style:style>
    <style:style style:name="T8" style:family="text">
      <style:text-properties fo:font-weight="normal" officeooo:rsid="0015859c" style:font-weight-asian="normal" style:font-weight-complex="normal"/>
    </style:style>
    <style:style style:name="T9" style:family="text">
      <style:text-properties fo:font-weight="normal" officeooo:rsid="001a16b4" style:font-weight-asian="normal" style:font-weight-complex="normal"/>
    </style:style>
    <style:style style:name="T10" style:family="text">
      <style:text-properties officeooo:rsid="000f0075"/>
    </style:style>
    <style:style style:name="T11" style:family="text">
      <style:text-properties fo:font-size="12pt" fo:font-weight="normal" officeooo:rsid="0010d5c2" style:font-size-asian="10.5pt" style:font-weight-asian="normal" style:font-size-complex="12pt" style:font-weight-complex="normal"/>
    </style:style>
    <style:style style:name="T12" style:family="text">
      <style:text-properties fo:font-size="12pt" fo:font-weight="bold" officeooo:rsid="0010c667" style:font-size-asian="10.5pt" style:font-weight-asian="bold" style:font-size-complex="12pt" style:font-weight-complex="bold"/>
    </style:style>
    <style:style style:name="T13" style:family="text">
      <style:text-properties fo:font-size="12pt" fo:font-weight="bold" officeooo:rsid="0010d5c2" style:font-size-asian="10.5pt" style:font-weight-asian="bold" style:font-size-complex="12pt" style:font-weight-complex="bold"/>
    </style:style>
    <style:style style:name="T14" style:family="text">
      <style:text-properties fo:font-size="12pt" fo:font-weight="bold" officeooo:rsid="001286af" style:font-size-asian="10.5pt" style:font-weight-asian="bold" style:font-size-complex="12pt" style:font-weight-complex="bold"/>
    </style:style>
    <style:style style:name="T15" style:family="text">
      <style:text-properties fo:font-size="12pt" fo:font-weight="bold" officeooo:rsid="0018c02e" style:font-size-asian="10.5pt" style:font-weight-asian="bold" style:font-size-complex="12pt" style:font-weight-complex="bold"/>
    </style:style>
    <style:style style:name="T16" style:family="text">
      <style:text-properties fo:font-size="12pt" fo:font-weight="bold" officeooo:rsid="0015859c" style:font-size-asian="10.5pt" style:font-weight-asian="bold" style:font-size-complex="12pt" style:font-weight-complex="bold"/>
    </style:style>
    <style:style style:name="T17" style:family="text">
      <style:text-properties fo:font-size="12pt" fo:font-weight="bold" officeooo:rsid="000cc1dc" style:font-size-asian="10.5pt" style:font-weight-asian="bold" style:font-size-complex="12pt" style:font-weight-complex="bold"/>
    </style:style>
    <style:style style:name="T18" style:family="text">
      <style:text-properties fo:font-size="12pt" fo:font-style="normal" fo:font-weight="bold" officeooo:rsid="001f853f" style:font-size-asian="10.5pt" style:font-style-asian="normal" style:font-weight-asian="bold" style:font-size-complex="12pt" style:font-style-complex="normal" style:font-weight-complex="bold"/>
    </style:style>
    <style:style style:name="T19" style:family="text">
      <style:text-properties fo:font-size="12pt" fo:font-style="normal" fo:font-weight="bold" officeooo:rsid="00222dfe" style:font-size-asian="10.5pt" style:font-style-asian="normal" style:font-weight-asian="bold" style:font-size-complex="12pt" style:font-style-complex="normal" style:font-weight-complex="bold"/>
    </style:style>
    <style:style style:name="T20" style:family="text">
      <style:text-properties fo:font-size="12pt" fo:font-style="normal" style:font-size-asian="10.5pt" style:font-style-asian="normal" style:font-size-complex="12pt" style:font-style-complex="normal"/>
    </style:style>
    <style:style style:name="T21" style:family="text">
      <style:text-properties fo:font-size="12pt" fo:font-style="normal" officeooo:rsid="00249735" style:font-size-asian="10.5pt" style:font-style-asian="normal" style:font-size-complex="12pt" style:font-style-complex="normal"/>
    </style:style>
    <style:style style:name="T22" style:family="text">
      <style:text-properties fo:font-size="12pt" fo:font-style="normal" officeooo:rsid="00285708" style:font-size-asian="10.5pt" style:font-style-asian="normal" style:font-size-complex="12pt" style:font-style-complex="normal"/>
    </style:style>
    <style:style style:name="T23" style:family="text">
      <style:text-properties fo:font-size="12pt" fo:font-style="normal" officeooo:rsid="00286ab4" style:font-size-asian="10.5pt" style:font-style-asian="normal" style:font-size-complex="12pt" style:font-style-complex="normal"/>
    </style:style>
    <style:style style:name="T2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5" style:family="text">
      <style:text-properties officeooo:rsid="001286af"/>
    </style:style>
    <style:style style:name="T26" style:family="text">
      <style:text-properties officeooo:rsid="00145fa9"/>
    </style:style>
    <style:style style:name="T27" style:family="text">
      <style:text-properties officeooo:rsid="0018c02e"/>
    </style:style>
    <style:style style:name="T28" style:family="text">
      <style:text-properties officeooo:rsid="001bf799"/>
    </style:style>
    <style:style style:name="T29" style:family="text">
      <style:text-properties officeooo:rsid="001f853f"/>
    </style:style>
    <style:style style:name="T30" style:family="text">
      <style:text-properties fo:font-style="normal" officeooo:rsid="001f853f"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84"><text:span text:style-name="T30">Experiment</text:span> No. 1</text:p>
      <text:p text:style-name="P2"/>
      <text:list xml:id="list159990928721358188" text:style-name="L7">
        <text:list-item>
          <text:p text:style-name="P51"><text:span text:style-name="T17">Consider the following relations</text:span></text:p>
        </text:list-item>
      </text:list>
      <text:p text:style-name="P2">Employee(employee-name, street, city)</text:p>
      <text:p text:style-name="P2">Bank(bank-name, city)</text:p>
      <text:p text:style-name="P2">Works(employee-name, bank-name, salary)</text:p>
      <text:p text:style-name="P2">Manages(employee-name ,manager-name)</text:p>
      <text:p text:style-name="P2"/>
      <text:p text:style-name="P2">----------------------------------------------------------------------------------------------------------------------------</text:p>
      <text:p text:style-name="P2">:::::All Tables:::::</text:p>
      <text:p text:style-name="P2">----------------------------------------------------------------------------------------------------------------------------</text:p>
      <text:p text:style-name="P2">mysql&gt;show tables;</text:p>
      <text:p text:style-name="P2">+--------------+</text:p>
      <text:p text:style-name="P2">| Tables_in_db |</text:p>
      <text:p text:style-name="P2">+--------------+</text:p>
      <text:p text:style-name="P2">| Bank <text:s text:c="8"/>|</text:p>
      <text:p text:style-name="P2">| Employee <text:s text:c="4"/>|</text:p>
      <text:p text:style-name="P2">| Manages <text:s text:c="5"/>|</text:p>
      <text:p text:style-name="P2">| Works <text:s text:c="7"/>|</text:p>
      <text:p text:style-name="P2">+--------------+</text:p>
      <text:p text:style-name="P2">----------------------------------------------------------------------------------------------------------------------------mysql&gt;select * from Employee;</text:p>
      <text:p text:style-name="P2">+---------------+--------------+------------+</text:p>
      <text:p text:style-name="P2">| employee_name | street <text:s text:c="6"/>| city <text:s text:c="6"/>|</text:p>
      <text:p text:style-name="P2">+---------------+--------------+------------+</text:p>
      <text:p text:style-name="P2">| Jeevan <text:s text:c="7"/>| Jalgaon Road | Jamner <text:s text:c="4"/>|</text:p>
      <text:p text:style-name="P2">| Abhijith <text:s text:c="5"/>| Boro Road <text:s text:c="3"/>| Trivandrum |</text:p>
      <text:p text:style-name="P2">| Rahul <text:s text:c="8"/>| Khoiwal Road | Rajastan <text:s text:c="2"/>|</text:p>
      <text:p text:style-name="P2">| Vishal <text:s text:c="7"/>| Vish Road <text:s text:c="3"/>| Hyderabaad |</text:p>
      <text:p text:style-name="P2">| Navin <text:s text:c="8"/>| Nava Road <text:s text:c="3"/>| Pune <text:s text:c="6"/>|</text:p>
      <text:p text:style-name="P2">| Ashish <text:s text:c="7"/>| Jalgaon Road | Jamner <text:s text:c="4"/>|</text:p>
      <text:p text:style-name="P2">+---------------+--------------+------------+</text:p>
      <text:p text:style-name="P2">----------------------------------------------------------------------------------------------------------------------------mysql&gt;select * from Bank;</text:p>
      <text:p text:style-name="P2">+-------------+------------+</text:p>
      <text:p text:style-name="P2">| bank_name <text:s text:c="2"/>| city <text:s text:c="6"/>|</text:p>
      <text:p text:style-name="P2">+-------------+------------+</text:p>
      <text:p text:style-name="P2">| SBI <text:s text:c="8"/>| Jamner <text:s text:c="4"/>|</text:p>
      <text:p text:style-name="P2">| Indian Bank | Trivandrum |</text:p>
      <text:p text:style-name="P2">| BOM <text:s text:c="8"/>| Pune <text:s text:c="6"/>|</text:p>
      <text:p text:style-name="P2">| Kodak <text:s text:c="6"/>| Trichy <text:s text:c="4"/>|</text:p>
      <text:p text:style-name="P2">+-------------+------------+</text:p>
      <text:p text:style-name="P2">----------------------------------------------------------------------------------------------------------------------------mysql&gt;select * from Works;</text:p>
      <text:p text:style-name="P2">+---------------+-------------+--------+</text:p>
      <text:p text:style-name="P2">| employee_name | bank_name <text:s text:c="2"/>| salary |</text:p>
      <text:p text:style-name="P2">+---------------+-------------+--------+</text:p>
      <text:p text:style-name="P2">| Jeevan <text:s text:c="7"/>| SBI <text:s text:c="8"/>| <text:s/>25000 |</text:p>
      <text:p text:style-name="P2"><text:soft-page-break/>| Abhijith <text:s text:c="5"/>| Kodak <text:s text:c="6"/>| <text:s text:c="2"/>2000 |</text:p>
      <text:p text:style-name="P2">| Rahul <text:s text:c="8"/>| Indian Bank | <text:s/>14000 |</text:p>
      <text:p text:style-name="P2">| Vishal <text:s text:c="7"/>| BOM <text:s text:c="8"/>| <text:s/>18000 |</text:p>
      <text:p text:style-name="P2">| Navin <text:s text:c="8"/>| BOM <text:s text:c="8"/>| <text:s/>35000 |</text:p>
      <text:p text:style-name="P2">| Ashish <text:s text:c="7"/>| SBI <text:s text:c="8"/>| <text:s text:c="2"/>5000 |</text:p>
      <text:p text:style-name="P2">+---------------+-------------+--------+</text:p>
      <text:p text:style-name="P2">----------------------------------------------------------------------------------------------------------------------------mysql&gt;select * from Manages;</text:p>
      <text:p text:style-name="P2">+---------------+--------------+</text:p>
      <text:p text:style-name="P2">| employee_name | manager_name |</text:p>
      <text:p text:style-name="P2">+---------------+--------------+</text:p>
      <text:p text:style-name="P2">| Vishal <text:s text:c="7"/>| Navin <text:s text:c="7"/>|</text:p>
      <text:p text:style-name="P2">| Ashish <text:s text:c="7"/>| Jeevan <text:s text:c="6"/>|</text:p>
      <text:p text:style-name="P2">+---------------+--------------+</text:p>
      <text:p text:style-name="P2"/>
      <text:p text:style-name="P2"/>
      <text:list xml:id="list1670624880610511856" text:style-name="L8">
        <text:list-item>
          <text:p text:style-name="P52"><text:span text:style-name="T17">Write the following queries in SQL :</text:span></text:p>
        </text:list-item>
      </text:list>
      <text:p text:style-name="P2"/>
      <text:p text:style-name="P3">1. Find the names and cities of residence of all employees who work for State Bank of India.</text:p>
      <text:p text:style-name="P2"><text:span text:style-name="T1">Query :</text:span> select Employee.employee_name, Employee.city from Employee, Works where Employee.employee_name = Works.employee_name &amp;&amp; bank_name = "SBI";</text:p>
      <text:p text:style-name="P2">+---------------+--------+ <text:s text:c="69"/></text:p>
      <text:p text:style-name="P2">| employee_name | city <text:s text:c="2"/>| <text:s text:c="69"/></text:p>
      <text:p text:style-name="P2">+---------------+--------+ <text:s text:c="69"/></text:p>
      <text:p text:style-name="P2">| Jeevan <text:s text:c="7"/>| Jamner | <text:s text:c="69"/></text:p>
      <text:p text:style-name="P2">| Ashish <text:s text:c="7"/>| Jamner | <text:s text:c="69"/></text:p>
      <text:p text:style-name="P2">+---------------+--------+</text:p>
      <text:p text:style-name="P2"/>
      <text:p text:style-name="P3">2. Find the names, street, address and cities of residence of all employees who work for State Bank of India and earn more than Rs.14, 000.</text:p>
      <text:p text:style-name="P2"><text:span text:style-name="T1">Query :</text:span> select Employee.employee_name, Employee.street, Employee.city from Employee, Works where Employee.employee_name = Works.employee_name &amp;&amp; bank_name = "SBI" &amp;&amp; salary &gt; 14000;</text:p>
      <text:p text:style-name="P2">+---------------+--------------+--------+ <text:s text:c="54"/></text:p>
      <text:p text:style-name="P2">| employee_name | street <text:s text:c="6"/>| city <text:s text:c="2"/>| <text:s text:c="54"/></text:p>
      <text:p text:style-name="P2">+---------------+--------------+--------+ <text:s text:c="54"/></text:p>
      <text:p text:style-name="P2">| Jeevan <text:s text:c="7"/>| Jalgaon Road | Jamner | <text:s text:c="54"/></text:p>
      <text:p text:style-name="P2">+---------------+--------------+--------+ </text:p>
      <text:p text:style-name="P2"/>
      <text:p text:style-name="P3">3. Find all the employees in the database who live in the same cities as the banks for which they work.</text:p>
      <text:p text:style-name="P4">Query : <text:span text:style-name="T6">select Employee.employee_name from Employee, Bank, Works where Employee.employee_name = Works.employee_name &amp;&amp; Employee.city = Bank.city &amp;&amp; Works.bank_name = Bank.bank_name;</text:span></text:p>
      <text:p text:style-name="P27">+---------------+ <text:s text:c="78"/></text:p>
      <text:p text:style-name="P27">| employee_name | <text:s text:c="78"/></text:p>
      <text:p text:style-name="P27">+---------------+ <text:s text:c="78"/></text:p>
      <text:p text:style-name="P27">| Jeevan <text:s text:c="7"/>| <text:s text:c="78"/></text:p>
      <text:p text:style-name="P27">| Navin <text:s text:c="8"/>| <text:s text:c="78"/></text:p>
      <text:p text:style-name="P27"><text:soft-page-break/>| Ashish <text:s text:c="7"/>| <text:s text:c="78"/></text:p>
      <text:p text:style-name="P27">+---------------+ <text:s/></text:p>
      <text:p text:style-name="P27"/>
      <text:p text:style-name="P6">4. Find all the employees in the database who live in the same cities and on the same streets as do their managers.</text:p>
      <text:p text:style-name="P4">Query : <text:span text:style-name="T6">select m.employee_name from Employee e, Employee f, Manages m where e.employee_name = f.employee_name and m.manager_name = f.employee_name and e.city = f.city and e.street = f. street;</text:span></text:p>
      <text:p text:style-name="P27">+---------------+ <text:s text:c="78"/></text:p>
      <text:p text:style-name="P27">| employee_name | <text:s text:c="78"/></text:p>
      <text:p text:style-name="P27">+---------------+ <text:s text:c="78"/></text:p>
      <text:p text:style-name="P27">| Vishal <text:s text:c="7"/>| <text:s text:c="78"/></text:p>
      <text:p text:style-name="P27">| Ashish <text:s text:c="7"/>| <text:s text:c="78"/></text:p>
      <text:p text:style-name="P27">+---------------+ <text:s/></text:p>
      <text:p text:style-name="P27"/>
      <text:p text:style-name="P6">5. Find all the employees in the database who do not work in State Bank of India.</text:p>
      <text:p text:style-name="P4">Query : <text:span text:style-name="T6">select e.employee_name from Employee e, Works w where e.employee_name = w.employee_name and w.bank_name &lt;&gt; "SBI";</text:span></text:p>
      <text:p text:style-name="P27">+---------------+ <text:s text:c="78"/></text:p>
      <text:p text:style-name="P27">| employee_name | <text:s text:c="78"/></text:p>
      <text:p text:style-name="P27">+---------------+ <text:s text:c="78"/></text:p>
      <text:p text:style-name="P27">| Abhijith <text:s text:c="5"/>| <text:s text:c="78"/></text:p>
      <text:p text:style-name="P27">| Rahul <text:s text:c="8"/>| <text:s text:c="78"/></text:p>
      <text:p text:style-name="P27">| Vishal <text:s text:c="7"/>| <text:s text:c="78"/></text:p>
      <text:p text:style-name="P27">| Navin <text:s text:c="8"/>| <text:s text:c="78"/></text:p>
      <text:p text:style-name="P27">+---------------+ </text:p>
      <text:p text:style-name="P27"/>
      <text:p text:style-name="P6">6. Find all the employees in the database who earn more than every employee of Indian Bank.</text:p>
      <text:p text:style-name="P4">Query : <text:span text:style-name="T6">select e.employee_name from Employee e, Employee f, Works we, Works wf where wf.bank_name = "Indian Bank" and f.employee_name = wf.employee_name and e.employee_name = we.employee_name and we.salary &gt; wf.salary;</text:span></text:p>
      <text:p text:style-name="P27">+---------------+ <text:s text:c="78"/></text:p>
      <text:p text:style-name="P27">| employee_name | <text:s text:c="78"/></text:p>
      <text:p text:style-name="P27">+---------------+ <text:s text:c="78"/></text:p>
      <text:p text:style-name="P27">| Jeevan <text:s text:c="7"/>| <text:s text:c="78"/></text:p>
      <text:p text:style-name="P27">| Vishal <text:s text:c="7"/>| <text:s text:c="78"/></text:p>
      <text:p text:style-name="P27">| Navin <text:s text:c="8"/>| <text:s text:c="78"/></text:p>
      <text:p text:style-name="P27">+---------------+ </text:p>
      <text:p text:style-name="P27"/>
      <text:p text:style-name="P6">7. Find all employees who earn more than the average salary of all employees of their bank.</text:p>
      <text:p text:style-name="P4">Query :<text:span text:style-name="T5"> </text:span><text:span text:style-name="T6">select e.employee_name from Employee e, Works w where e.employee_name = w.employee_name and w.salary &gt; (select avg(salary) from Works b where b.bank_name = w.bank_name );</text:span></text:p>
      <text:p text:style-name="P27">+---------------+ <text:s text:c="78"/></text:p>
      <text:p text:style-name="P27">| employee_name | <text:s text:c="78"/></text:p>
      <text:p text:style-name="P27">+---------------+ <text:s text:c="78"/></text:p>
      <text:p text:style-name="P27">| Jeevan <text:s text:c="7"/>| <text:s text:c="78"/></text:p>
      <text:p text:style-name="P27">| Navin <text:s text:c="8"/>| <text:s text:c="78"/></text:p>
      <text:p text:style-name="P27">+---------------+ </text:p>
      <text:p text:style-name="P6"><text:soft-page-break/>8. Find the bank that has the most employees.</text:p>
      <text:p text:style-name="P5">Query :<text:span text:style-name="T5"> </text:span><text:span text:style-name="T7">select bank_name, count(employee_name) from Works group by bank_name order by count(employee_name) desc limit 1;</text:span></text:p>
      <text:p text:style-name="P28">+-----------+----------------------+ <text:s text:c="59"/></text:p>
      <text:p text:style-name="P28">| bank_name | count(employee_name) | <text:s text:c="59"/></text:p>
      <text:p text:style-name="P28">+-----------+----------------------+ <text:s text:c="59"/></text:p>
      <text:p text:style-name="P28">| SBI <text:s text:c="6"/>| <text:s text:c="19"/>2 | <text:s text:c="59"/></text:p>
      <text:p text:style-name="P28">+-----------+----------------------+ </text:p>
      <text:p text:style-name="P28"/>
      <text:p text:style-name="P7">9. Find the bank that has the smallest payroll.</text:p>
      <text:p text:style-name="P5">Query : <text:span text:style-name="T7">select bank_name, salary from Works order by salary limit 1;</text:span></text:p>
      <text:p text:style-name="P28">+-----------+--------+ <text:s text:c="44"/></text:p>
      <text:p text:style-name="P28">| bank_name | salary | <text:s text:c="44"/></text:p>
      <text:p text:style-name="P28">+-----------+--------+ <text:s text:c="44"/></text:p>
      <text:p text:style-name="P28">| Kodak <text:s text:c="4"/>| <text:s text:c="2"/>2000 | <text:s text:c="44"/></text:p>
      <text:p text:style-name="P28">+-----------+--------+ </text:p>
      <text:p text:style-name="P28"/>
      <text:p text:style-name="P7">10. Find those banks whose employees earn a higher salary, on average, than the average salary at State Bank of India.</text:p>
      <text:p text:style-name="P5">Query : <text:span text:style-name="T7">select bank_name from Works where salary &gt; (select avg(salary) from Works where bank_name = "SBI") group by bank_name;</text:span></text:p>
      <text:p text:style-name="P28">+-----------+</text:p>
      <text:p text:style-name="P28">| bank_name |</text:p>
      <text:p text:style-name="P28">+-----------+</text:p>
      <text:p text:style-name="P28">| BOM <text:s text:c="6"/>|</text:p>
      <text:p text:style-name="P28">| SBI <text:s text:c="6"/>|</text:p>
      <text:p text:style-name="P28">+-----------+</text:p>
      <text:p text:style-name="P28"/>
      <text:p text:style-name="P7">11. Find the number of employees working in each bank.</text:p>
      <text:p text:style-name="P5">Query : <text:span text:style-name="T7">select bank_name, count(employee_name) from Works group by bank_name;</text:span></text:p>
      <text:p text:style-name="P28">+-------------+----------------------+</text:p>
      <text:p text:style-name="P28">| bank_name <text:s text:c="2"/>| count(employee_name) |</text:p>
      <text:p text:style-name="P28">+-------------+----------------------+</text:p>
      <text:p text:style-name="P28">| BOM <text:s text:c="8"/>| <text:s text:c="19"/>2 |</text:p>
      <text:p text:style-name="P28">| Indian Bank | <text:s text:c="19"/>1 |</text:p>
      <text:p text:style-name="P28">| Kodak <text:s text:c="6"/>| <text:s text:c="19"/>1 |</text:p>
      <text:p text:style-name="P28">| SBI <text:s text:c="8"/>| <text:s text:c="19"/>2 |</text:p>
      <text:p text:style-name="P28">+-------------+----------------------+</text:p>
      <text:p text:style-name="P28"/>
      <text:p text:style-name="P28"/>
      <text:p text:style-name="P84"><text:span text:style-name="T30">Experiment</text:span> No. <text:span text:style-name="T10">2</text:span></text:p>
      <text:p text:style-name="P28"/>
      <text:list xml:id="list6154658796237699429" text:style-name="L6">
        <text:list-item>
          <text:p text:style-name="P50"><text:span text:style-name="T13">Question No. 1</text:span><text:span text:style-name="T11"> </text:span></text:p>
        </text:list-item>
      </text:list>
      <text:p text:style-name="P29">Customer(Cust id : integer, cust_name: string)</text:p>
      <text:p text:style-name="P28">Item(item_id: integer, item_name: string, price: integer)</text:p>
      <text:p text:style-name="P28">Sales(bill_no: integer, bill_date: date, cust_id: integer, integer)</text:p>
      <text:p text:style-name="P28"/>
      <text:list xml:id="list5805279334406646919" text:style-name="L9">
        <text:list-item>
          <text:p text:style-name="P53"><text:span text:style-name="T12">For the above schema, perform the following</text:span></text:p>
        </text:list-item>
      </text:list>
      <text:p text:style-name="P8"/>
      <text:p text:style-name="P8">1. Create the tables with the appropriate integrity constraints and insert around 5 records</text:p>
      <text:p text:style-name="P8">in each of the tables.</text:p>
      <text:p text:style-name="P8">Queries :</text:p>
      <text:p text:style-name="P19">mysql&gt;create table Customer (cust_id int NOT NULL, cust_name varchar(50), primary key(cust_id));</text:p>
      <text:p text:style-name="P19"/>
      <text:p text:style-name="P19">mysql&gt;create table Item (item_id int NOT NULL, item_name varchar(50), price int, primary key(item_id));</text:p>
      <text:p text:style-name="P19"/>
      <text:p text:style-name="P19">mysql&gt;create table Sales (bill_no int NOT NULL, bill_date date, cust_id int NOT NULL, item_id int NOT NULL, qty_sold int NOT NULL, primary key(bill_no), foreign key(cust_id) references Customer(cust_id), foreign key(item_id) references Item(item_id));</text:p>
      <text:p text:style-name="P19"/>
      <text:p text:style-name="P19">mysql&gt;insert into Customer (cust_id, cust_name) values (1, "Jeevan"), (2, "Abhijith"), (3, "Rahul"), (4, "Vishal"), (5, "Navin");</text:p>
      <text:p text:style-name="P19"/>
      <text:p text:style-name="P19">mysql&gt;insert into Item (item_id, item_name, price) values (101, "Mangoes", 250), (102, "Apples", 200), (103, "Grapes", 150), (104, "Oranges", 175), (105, "Guava", 100);</text:p>
      <text:p text:style-name="P19"/>
      <text:p text:style-name="P19">mysql&gt;insert into Sales (bill_no, bill_date, cust_id, item_id, qty_sold) values (1001, '2018-01-19', 1, 101, 1), (1002, '2018-01-18', 2, 102, 2), (1003, '2018-01-17', 3, 103, 3), (1004, '2018-01-16', 4, 104, 4), (1005, '2018-01-15', 5, 105, 5);</text:p>
      <text:p text:style-name="P19"/>
      <text:p text:style-name="P19">----------------------------------------------------------------------------------------------------------------------------:::::All Tables:::::</text:p>
      <text:p text:style-name="P19">----------------------------------------------------------------------------------------------------------------------------mysql&gt;show tables;</text:p>
      <text:p text:style-name="P19">+---------------+</text:p>
      <text:p text:style-name="P19">| Tables_in_db3 |</text:p>
      <text:p text:style-name="P19">+---------------+</text:p>
      <text:p text:style-name="P19">| Customer <text:s text:c="5"/>|</text:p>
      <text:p text:style-name="P19">| Item <text:s text:c="9"/>|</text:p>
      <text:p text:style-name="P19">| Sales <text:s text:c="8"/>|</text:p>
      <text:p text:style-name="P19">+---------------+</text:p>
      <text:p text:style-name="P19">----------------------------------------------------------------------------------------------------------------------------mysql&gt;select * from Customer;</text:p>
      <text:p text:style-name="P19">+---------+-----------+</text:p>
      <text:p text:style-name="P19">| cust_id | cust_name |</text:p>
      <text:p text:style-name="P19">+---------+-----------+</text:p>
      <text:p text:style-name="P19">| <text:s text:c="6"/>1 | Jeevan <text:s text:c="3"/>|</text:p>
      <text:p text:style-name="P19"><text:soft-page-break/>| <text:s text:c="6"/>2 | Abhijith <text:s/>|</text:p>
      <text:p text:style-name="P19">| <text:s text:c="6"/>3 | Rahul <text:s text:c="4"/>|</text:p>
      <text:p text:style-name="P19">| <text:s text:c="6"/>4 | Vishal <text:s text:c="3"/>|</text:p>
      <text:p text:style-name="P19">| <text:s text:c="6"/>5 | Navin <text:s text:c="4"/>|</text:p>
      <text:p text:style-name="P19">+---------+-----------+</text:p>
      <text:p text:style-name="P19">----------------------------------------------------------------------------------------------------------------------------mysql&gt;select * from Item;</text:p>
      <text:p text:style-name="P19">+---------+-----------+-------+</text:p>
      <text:p text:style-name="P19">| item_id | item_name | price |</text:p>
      <text:p text:style-name="P19">+---------+-----------+-------+</text:p>
      <text:p text:style-name="P19">| <text:s text:c="4"/>101 | Mangoes <text:s text:c="2"/>| <text:s text:c="2"/>250 |</text:p>
      <text:p text:style-name="P19">| <text:s text:c="4"/>102 | Apples <text:s text:c="3"/>| <text:s text:c="2"/>200 |</text:p>
      <text:p text:style-name="P19">| <text:s text:c="4"/>103 | Grapes <text:s text:c="3"/>| <text:s text:c="2"/>150 |</text:p>
      <text:p text:style-name="P19">| <text:s text:c="4"/>104 | Oranges <text:s text:c="2"/>| <text:s text:c="2"/>175 |</text:p>
      <text:p text:style-name="P19">| <text:s text:c="4"/>105 | Guava <text:s text:c="4"/>| <text:s text:c="2"/>100 |</text:p>
      <text:p text:style-name="P19">+---------+-----------+-------+</text:p>
      <text:p text:style-name="P19">----------------------------------------------------------------------------------------------------------------------------mysql&gt;select * from Sales;</text:p>
      <text:p text:style-name="P19">+---------+------------+---------+---------+----------+</text:p>
      <text:p text:style-name="P19">| bill_no | bill_date <text:s/>| cust_id | item_id | qty_sold |</text:p>
      <text:p text:style-name="P19">+---------+------------+---------+---------+----------+</text:p>
      <text:p text:style-name="P19">| <text:s text:c="3"/>1001 | 2018-01-19 | <text:s text:c="6"/>1 | <text:s text:c="4"/>101 | <text:s text:c="7"/>1 |</text:p>
      <text:p text:style-name="P19">| <text:s text:c="3"/>1002 | 2018-01-18 | <text:s text:c="6"/>2 | <text:s text:c="4"/>102 | <text:s text:c="7"/>2 |</text:p>
      <text:p text:style-name="P19">| <text:s text:c="3"/>1003 | 2018-01-17 | <text:s text:c="6"/>3 | <text:s text:c="4"/>103 | <text:s text:c="7"/>3 |</text:p>
      <text:p text:style-name="P19">| <text:s text:c="3"/>1004 | 2018-01-16 | <text:s text:c="6"/>4 | <text:s text:c="4"/>104 | <text:s text:c="7"/>4 |</text:p>
      <text:p text:style-name="P19">| <text:s text:c="3"/>1005 | 2018-01-15 | <text:s text:c="6"/>5 | <text:s text:c="4"/>105 | <text:s text:c="7"/>5 |</text:p>
      <text:p text:style-name="P19">+---------+------------+---------+---------+----------+</text:p>
      <text:p text:style-name="P19"/>
      <text:p text:style-name="P8">2. List all the bills for the current date with the customer names and item_id.</text:p>
      <text:p text:style-name="P8">Query : <text:span text:style-name="T5">select c.cust_name, s.item_id from Customer c, Sales s where c.cust_id = s.cust_id and s.bill_date = curdate();</text:span></text:p>
      <text:p text:style-name="P19">+-----------+---------+</text:p>
      <text:p text:style-name="P19">| cust_name | item_id |</text:p>
      <text:p text:style-name="P19">+-----------+---------+</text:p>
      <text:p text:style-name="P19">| Jeevan <text:s text:c="3"/>| <text:s text:c="4"/>101 |</text:p>
      <text:p text:style-name="P19">+-----------+---------+</text:p>
      <text:p text:style-name="P19"/>
      <text:p text:style-name="P8">3. List the details of the customer who have bought a product which has a price &gt;200.</text:p>
      <text:p text:style-name="P8">Query : <text:span text:style-name="T5">select c.cust_id, c.cust_name from Customer c, Item i, Sales s where c.cust_id = s.cust_id and s.item_id = i.item_id and i.price &gt; 200;</text:span></text:p>
      <text:p text:style-name="P19">+---------+-----------+</text:p>
      <text:p text:style-name="P19">| cust_id | cust_name |</text:p>
      <text:p text:style-name="P19">+---------+-----------+</text:p>
      <text:p text:style-name="P19">| <text:s text:c="6"/>1 | Jeevan <text:s text:c="3"/>|</text:p>
      <text:p text:style-name="P19">+---------+-----------+</text:p>
      <text:p text:style-name="P19"/>
      <text:p text:style-name="P8">4. Give a count of how many products have been bought by each customer.</text:p>
      <text:p text:style-name="P8">Query : <text:span text:style-name="T5">select c.cust_id, c.cust_name, count(s.item_id) from Customer c, Sales s where c.cust_id = s.cust_id group by c.cust_id;</text:span></text:p>
      <text:p text:style-name="P19"><text:soft-page-break/></text:p>
      <text:p text:style-name="P19">+---------+-----------+------------------+</text:p>
      <text:p text:style-name="P19">| cust_id | cust_name | count(s.item_id) |</text:p>
      <text:p text:style-name="P19">+---------+-----------+------------------+</text:p>
      <text:p text:style-name="P19">| <text:s text:c="6"/>1 | Jeevan <text:s text:c="3"/>| <text:s text:c="15"/>1 |</text:p>
      <text:p text:style-name="P19">| <text:s text:c="6"/>2 | Abhijith <text:s/>| <text:s text:c="15"/>1 |</text:p>
      <text:p text:style-name="P19">| <text:s text:c="6"/>3 | Rahul <text:s text:c="4"/>| <text:s text:c="15"/>1 |</text:p>
      <text:p text:style-name="P19">| <text:s text:c="6"/>4 | Vishal <text:s text:c="3"/>| <text:s text:c="15"/>1 |</text:p>
      <text:p text:style-name="P19">| <text:s text:c="6"/>5 | Navin <text:s text:c="4"/>| <text:s text:c="15"/>1 |</text:p>
      <text:p text:style-name="P19">+---------+-----------+------------------+</text:p>
      <text:p text:style-name="P19"/>
      <text:p text:style-name="P8">5. Give a list of products bought by a customer having cust_id as 5.</text:p>
      <text:p text:style-name="P8">Query : <text:span text:style-name="T5">select i.item_id, i.item_name from Item i, Sales s where s.cust_id = 5 and i.item_id = s.item_id;</text:span></text:p>
      <text:p text:style-name="P19">+---------+-----------+</text:p>
      <text:p text:style-name="P19">| item_id | item_name |</text:p>
      <text:p text:style-name="P19">+---------+-----------+</text:p>
      <text:p text:style-name="P19">| <text:s text:c="4"/>105 | Guava <text:s text:c="4"/>|</text:p>
      <text:p text:style-name="P19">+---------+-----------+</text:p>
      <text:p text:style-name="P19"/>
      <text:p text:style-name="P8">6. List the item details which are sold as of today.</text:p>
      <text:p text:style-name="P8">Query : <text:span text:style-name="T5">select i.item_id, i.item_name from Item i, Sales s where i.item_id = s.item_id group by s.item_id;</text:span></text:p>
      <text:p text:style-name="P19">+---------+-----------+</text:p>
      <text:p text:style-name="P19">| item_id | item_name |</text:p>
      <text:p text:style-name="P19">+---------+-----------+</text:p>
      <text:p text:style-name="P19">| <text:s text:c="4"/>101 | Mangoes <text:s text:c="2"/>|</text:p>
      <text:p text:style-name="P19">| <text:s text:c="4"/>102 | Apples <text:s text:c="3"/>|</text:p>
      <text:p text:style-name="P19">| <text:s text:c="4"/>103 | Grapes <text:s text:c="3"/>|</text:p>
      <text:p text:style-name="P19">| <text:s text:c="4"/>104 | Oranges <text:s text:c="2"/>|</text:p>
      <text:p text:style-name="P19">| <text:s text:c="4"/>105 | Guava <text:s text:c="4"/>|</text:p>
      <text:p text:style-name="P19">+---------+-----------+</text:p>
      <text:p text:style-name="P19"/>
      <text:p text:style-name="P19"/>
      <text:list xml:id="list8550912985832493887" text:style-name="L4">
        <text:list-item>
          <text:p text:style-name="P85"><text:span text:style-name="T13">Question No. 2</text:span></text:p>
        </text:list-item>
      </text:list>
      <text:p text:style-name="P20">Student(stud_no: integer, stud_name: string, class: string)</text:p>
      <text:p text:style-name="P20">Class(class: string, descrip: string)</text:p>
      <text:p text:style-name="P20">Lab(mach_no: integer, Lab_no: integer, description: String)</text:p>
      <text:p text:style-name="P20">Allotment(stud_no: integer, mach_no: integer, day_of_week: string)</text:p>
      <text:p text:style-name="P20"/>
      <text:list xml:id="list7978311422603368824" text:style-name="L10">
        <text:list-item>
          <text:p text:style-name="P54"><text:span text:style-name="T13">For the above schema, perform the following</text:span></text:p>
        </text:list-item>
      </text:list>
      <text:p text:style-name="P9"/>
      <text:p text:style-name="P9"><text:span text:style-name="T25">1</text:span>. Create the tables with the appropriate integrity constraints and insert around 5 records in</text:p>
      <text:p text:style-name="P9">each of the tables.</text:p>
      <text:p text:style-name="P9">Queries : </text:p>
      <text:p text:style-name="P20">mysql&gt;create table Class (class varchar(50) NOT NULL, descrip varchar(50), primary key(class));</text:p>
      <text:p text:style-name="P32"/>
      <text:p text:style-name="P32">mysql&gt;create table Student (stud_no int NOT NULL, stud_name varchar(50), class varchar(50), primary key(stud_no), foreign key(class) references Class(class));</text:p>
      <text:p text:style-name="P32"/>
      <text:p text:style-name="P32">mysql&gt;create table Lab (mach_no int NOT NULL, lab_no int, description varchar(50), primary key(mach_no));</text:p>
      <text:p text:style-name="P32"/>
      <text:p text:style-name="P32">mysql&gt;create table Allotment (stud_no int NOT NULL, mach_no int NOT NULL, day_of_week varchar(50), foreign key(stud_no) references Student(stud_no), foreign key(mach_no) references Lab(mach_no));</text:p>
      <text:p text:style-name="P20"/>
      <text:p text:style-name="P32">mysql&gt;insert into Class(class, descrip) values ("CSIT", "CSEngg"), ("MECH", "MECH Engg"), ("ECE", "ECE Engg"), ("CIVIL", "CIVIL Engg"), ("DA", "DA Engg");</text:p>
      <text:p text:style-name="P20"/>
      <text:p text:style-name="P32">mysql&gt;insert into Student(stud_no, stud_name, class) values (1, "Jeevan", "CSIT"), (2, "Abhijith", "MECH"), (3, "Rahul", "ECE"), (4, "Vishal", "CIVIL"), (5, "Navin", "DA");</text:p>
      <text:p text:style-name="P20"/>
      <text:p text:style-name="P32">mysql&gt;insert into Lab(mach_no, Lab_no, description) values (101, 501, "CSIT"), (102, 502, "MECH"), (103, 503, "ECE"), (104, 504, "CIVIL"), (105, 505, "DA");</text:p>
      <text:p text:style-name="P20"/>
      <text:p text:style-name="P32">mysql&gt;insert into Allotment (stud_no, mach_no, day_of_week) values (1, 101, "MONDAY"), (2, 102, "TUESDAY"), (3, 103, "WEDNESDAY"), (4, 104, "THURSDAY"), (5, 105, "FRIDAY");</text:p>
      <text:p text:style-name="P20"/>
      <text:p text:style-name="P20">----------------------------------------------------------------------------------------------------------------------------:::::All Tables:::::</text:p>
      <text:p text:style-name="P32">----------------------------------------------------------------------------------------------------------------------------mysql&gt;show tables;</text:p>
      <text:p text:style-name="P20">+---------------+</text:p>
      <text:p text:style-name="P20">| Tables_in_db4 |</text:p>
      <text:p text:style-name="P20">+---------------+</text:p>
      <text:p text:style-name="P20">| Allotment <text:s text:c="4"/>|</text:p>
      <text:p text:style-name="P20">| Class <text:s text:c="8"/>|</text:p>
      <text:p text:style-name="P20">| Lab <text:s text:c="10"/>|</text:p>
      <text:p text:style-name="P20">| Student <text:s text:c="6"/>|</text:p>
      <text:p text:style-name="P20">+---------------+</text:p>
      <text:p text:style-name="P32">----------------------------------------------------------------------------------------------------------------------------mysql&gt;select * from Class;</text:p>
      <text:p text:style-name="P20"><text:soft-page-break/>+-------+------------+ <text:s text:c="4"/></text:p>
      <text:p text:style-name="P20">| class | descrip <text:s text:c="3"/>| <text:s text:c="4"/></text:p>
      <text:p text:style-name="P20">+-------+------------+ <text:s text:c="4"/></text:p>
      <text:p text:style-name="P20">| CSIT <text:s/>| CSEngg <text:s text:c="4"/>| <text:s text:c="4"/></text:p>
      <text:p text:style-name="P20">| MECH <text:s/>| MECH Engg <text:s/>| <text:s text:c="4"/></text:p>
      <text:p text:style-name="P20">| ECE <text:s text:c="2"/>| ECE Engg <text:s text:c="2"/>| <text:s text:c="4"/></text:p>
      <text:p text:style-name="P20">| CIVIL | CIVIL Engg | <text:s text:c="4"/></text:p>
      <text:p text:style-name="P20">| DA <text:s text:c="3"/>| DA Engg <text:s text:c="3"/>| <text:s text:c="4"/></text:p>
      <text:p text:style-name="P20">+-------+------------+ <text:s text:c="4"/></text:p>
      <text:p text:style-name="P32">----------------------------------------------------------------------------------------------------------------------------mysql&gt;select * from Student;</text:p>
      <text:p text:style-name="P20">+---------+-----------+-------+</text:p>
      <text:p text:style-name="P20">| stud_no | stud_name | class |</text:p>
      <text:p text:style-name="P20">+---------+-----------+-------+</text:p>
      <text:p text:style-name="P20">| <text:s text:c="6"/>1 | Jeevan <text:s text:c="3"/>| CSIT <text:s/>|</text:p>
      <text:p text:style-name="P20">| <text:s text:c="6"/>2 | Abhijith <text:s/>| MECH <text:s/>|</text:p>
      <text:p text:style-name="P20">| <text:s text:c="6"/>3 | Rahul <text:s text:c="4"/>| ECE <text:s text:c="2"/>|</text:p>
      <text:p text:style-name="P20">| <text:s text:c="6"/>4 | Vishal <text:s text:c="3"/>| CIVIL |</text:p>
      <text:p text:style-name="P20">| <text:s text:c="6"/>5 | Navin <text:s text:c="4"/>| DA <text:s text:c="3"/>|</text:p>
      <text:p text:style-name="P20">+---------+-----------+-------+</text:p>
      <text:p text:style-name="P32">----------------------------------------------------------------------------------------------------------------------------mysql&gt;select * from Lab;</text:p>
      <text:p text:style-name="P20">+---------+--------+-------------+</text:p>
      <text:p text:style-name="P20">| mach_no | lab_no | description |</text:p>
      <text:p text:style-name="P20">+---------+--------+-------------+</text:p>
      <text:p text:style-name="P20">| <text:s text:c="4"/>101 | <text:s text:c="3"/>501 | CSIT <text:s text:c="7"/>|</text:p>
      <text:p text:style-name="P20">| <text:s text:c="4"/>102 | <text:s text:c="3"/>502 | MECH <text:s text:c="7"/>|</text:p>
      <text:p text:style-name="P20">| <text:s text:c="4"/>103 | <text:s text:c="3"/>503 | ECE <text:s text:c="8"/>|</text:p>
      <text:p text:style-name="P20">| <text:s text:c="4"/>104 | <text:s text:c="3"/>504 | CIVIL <text:s text:c="6"/>|</text:p>
      <text:p text:style-name="P20">| <text:s text:c="4"/>105 | <text:s text:c="3"/>505 | DA <text:s text:c="9"/>|</text:p>
      <text:p text:style-name="P20">+---------+--------+-------------+</text:p>
      <text:p text:style-name="P32">----------------------------------------------------------------------------------------------------------------------------mysql&gt;select * from Allotment;</text:p>
      <text:p text:style-name="P20">+---------+---------+-------------+</text:p>
      <text:p text:style-name="P20">| stud_no | mach_no | day_of_week |</text:p>
      <text:p text:style-name="P20">+---------+---------+-------------+</text:p>
      <text:p text:style-name="P20">| <text:s text:c="6"/>1 | <text:s text:c="4"/>101 | MONDAY <text:s text:c="5"/>|</text:p>
      <text:p text:style-name="P20">| <text:s text:c="6"/>2 | <text:s text:c="4"/>102 | TUESDAY <text:s text:c="4"/>|</text:p>
      <text:p text:style-name="P20">| <text:s text:c="6"/>3 | <text:s text:c="4"/>103 | WEDNESDAY <text:s text:c="2"/>|</text:p>
      <text:p text:style-name="P20">| <text:s text:c="6"/>4 | <text:s text:c="4"/>104 | THURSDAY <text:s text:c="3"/>|</text:p>
      <text:p text:style-name="P20">| <text:s text:c="6"/>5 | <text:s text:c="4"/>105 | FRIDAY <text:s text:c="5"/>|</text:p>
      <text:p text:style-name="P32">+---------+---------+-------------+</text:p>
      <text:p text:style-name="P10"/>
      <text:p text:style-name="P11">2. List all the machine allotments with the student names, lab and machine numbers.</text:p>
      <text:p text:style-name="P11">Query : <text:span text:style-name="T5">select s.stud_no, s.stud_name, l.* from Student s, Lab l, Allotment a where s.stud_no = a.stud_no and a.mach_no = l.mach_no;</text:span></text:p>
      <text:p text:style-name="P21"/>
      <text:p text:style-name="P21"/>
      <text:p text:style-name="P21"/>
      <text:p text:style-name="P21"><text:soft-page-break/>+---------+-----------+---------+--------+-------------+</text:p>
      <text:p text:style-name="P21">| stud_no | stud_name | mach_no | lab_no | description |</text:p>
      <text:p text:style-name="P21">+---------+-----------+---------+--------+-------------+</text:p>
      <text:p text:style-name="P21">| <text:s text:c="6"/>1 | Jeevan <text:s text:c="3"/>| <text:s text:c="4"/>101 | <text:s text:c="3"/>501 | CSIT <text:s text:c="7"/>|</text:p>
      <text:p text:style-name="P21">| <text:s text:c="6"/>2 | Abhijith <text:s/>| <text:s text:c="4"/>102 | <text:s text:c="3"/>502 | MECH <text:s text:c="7"/>|</text:p>
      <text:p text:style-name="P21">| <text:s text:c="6"/>3 | Rahul <text:s text:c="4"/>| <text:s text:c="4"/>103 | <text:s text:c="3"/>503 | ECE <text:s text:c="8"/>|</text:p>
      <text:p text:style-name="P21">| <text:s text:c="6"/>4 | Vishal <text:s text:c="3"/>| <text:s text:c="4"/>104 | <text:s text:c="3"/>504 | CIVIL <text:s text:c="6"/>|</text:p>
      <text:p text:style-name="P21">| <text:s text:c="6"/>5 | Navin <text:s text:c="4"/>| <text:s text:c="4"/>105 | <text:s text:c="3"/>505 | DA <text:s text:c="9"/>|</text:p>
      <text:p text:style-name="P21">+---------+-----------+---------+--------+-------------+</text:p>
      <text:p text:style-name="P10"/>
      <text:p text:style-name="P11">3. Display list of student who has not given any machine.</text:p>
      <text:p text:style-name="P11">Query : <text:span text:style-name="T5">select s.stud_no, s.stud_name from Student s where stud_no not in (select a.stud_no from Allotment a);</text:span></text:p>
      <text:p text:style-name="P21">+---------+-----------+</text:p>
      <text:p text:style-name="P21">| stud_no | stud_name |</text:p>
      <text:p text:style-name="P21">+---------+-----------+</text:p>
      <text:p text:style-name="P21">| <text:s text:c="6"/>6 | Boro <text:s text:c="5"/>|</text:p>
      <text:p text:style-name="P21">+---------+-----------+</text:p>
      <text:p text:style-name="P10"/>
      <text:p text:style-name="P11">4. Give a count of how many machines have been allocated to the “CSIT” class.</text:p>
      <text:p text:style-name="P11">Query : <text:span text:style-name="T5">select count(a.mach_no) from Allotment a, Student s where s.stud_no = a.stud_no and s.class = "CSIT";</text:span></text:p>
      <text:p text:style-name="P21">+------------------+</text:p>
      <text:p text:style-name="P21">| count(a.mach_no) |</text:p>
      <text:p text:style-name="P21">+------------------+</text:p>
      <text:p text:style-name="P21">| <text:s text:c="15"/>1 |</text:p>
      <text:p text:style-name="P21">+------------------+</text:p>
      <text:p text:style-name="P11"/>
      <text:p text:style-name="P11">5. Count for how many machines have been allocated in Lab_no 1 for the day of the week as “Monday”.</text:p>
      <text:p text:style-name="P11">Query : <text:span text:style-name="T5">select count(a.mach_no) from Lab l, Allotment a where a.mach_no = l.mach_no and l.lab_no = 501 and a.day_of_week = "MONDAY";</text:span></text:p>
      <text:p text:style-name="P21">+------------------+</text:p>
      <text:p text:style-name="P21">| count(a.mach_no) |</text:p>
      <text:p text:style-name="P21">+------------------+</text:p>
      <text:p text:style-name="P21">| <text:s text:c="15"/>1 |</text:p>
      <text:p text:style-name="P21">+------------------+</text:p>
      <text:list xml:id="list4642330557032315177" text:style-name="L5">
        <text:list-item>
          <text:p text:style-name="P86"><text:span text:style-name="T13">Question No. 3</text:span></text:p>
        </text:list-item>
      </text:list>
      <text:p text:style-name="P21">employee(emp_id : integer, emp_name: string)</text:p>
      <text:p text:style-name="P21">department(dept_id: integer, dept_name:string)</text:p>
      <text:p text:style-name="P21">paydetails(emp_id : integer, dept_id: integer, basic: integer, deductions: integer, additions: integer, DOJ: date)</text:p>
      <text:p text:style-name="P21">payroll(emp_id : integer, pay_date: date)</text:p>
      <text:p text:style-name="P21"/>
      <text:list xml:id="list1281467773527286207" text:style-name="L11">
        <text:list-item>
          <text:p text:style-name="P55"><text:span text:style-name="T14">For the above schema, perform the following</text:span></text:p>
        </text:list-item>
      </text:list>
      <text:p text:style-name="P11"/>
      <text:p text:style-name="P11">1. Create the tables with the appropriate integrity constraints and insert around 10 records</text:p>
      <text:p text:style-name="P11">in each of the tables.</text:p>
      <text:p text:style-name="P11">Queries : </text:p>
      <text:p text:style-name="P22">mysql&gt;create table employee ( emp_id int NOT NULL, emp_name varchar(50), primary key(emp_id));</text:p>
      <text:p text:style-name="P22"/>
      <text:p text:style-name="P22">mysql&gt;create table department ( dept_id int NOT NULL, dept_name varchar(50), primary key(dept_id));</text:p>
      <text:p text:style-name="P22"/>
      <text:p text:style-name="P22">mysql&gt;create table paydetails ( emp_id int NOT NULL, dept_id int NOT NULL, basic int, deductions int, additions int, DOJ date, foreign key(emp_id) references employee(emp_id), foreign key(dept_id) references department(dept_id));</text:p>
      <text:p text:style-name="P22"/>
      <text:p text:style-name="P22">mysql&gt;create table payroll ( emp_id int NOT NULL, pay_date date, foreign key(emp_id) references employee(emp_id));</text:p>
      <text:p text:style-name="P22"/>
      <text:p text:style-name="P22">mysql&gt;insert into employee (emp_id, emp_name) values (1, "A"), (2, "B"), (3, "C"), (4, "D"), (5, "E"), (6, "F"), (7, "G"), (8, "H"), (9, "I"), (10, "J");</text:p>
      <text:p text:style-name="P22"/>
      <text:p text:style-name="P22">mysql&gt;insert into department (dept_id, dept_name) values (101, "DA"), (102, "DB"), (103, "DC"), (104, "DD"), (105, "DE"), (106, "DF"), (107, "DG"), (108, "DH"), (109, "DI"), (110, "DJ");</text:p>
      <text:p text:style-name="P22"/>
      <text:p text:style-name="P22">mysql&gt;insert into paydetails (emp_id, dept_id, basic, deductions, additions, DOJ) values (1, 101, 10000, 1000, 1000, '2017-10-01'), (2, 102, 15000, 1500, 1500, '2017-10-01'), (3, 103, 20000, 2000, 2000, '2017-10-01'), (4, 104, 25000, 2500, 2500, '2017-10-01'), (5, 105, 30000, 3000, 3000, '2017-10-01'), (6, 106, 35000, 3500, 3500, '2017-10-01'), (7, 107, 40000, 4000, 4000, '2017-10-01'), (8, 108, 4500, 450, 450, '2017-10-01'), (9, 109, 5000, 500, 500, '2017-10-01'), (10, 110, 5500, 550, 550, '2017-10-01');</text:p>
      <text:p text:style-name="P22"/>
      <text:p text:style-name="P22">mysql&gt;insert into payroll (emp_id, pay_date) values (1, '2018-01-01'), (2, '2018-01-01'), (3, '2018-01-01'), (4, '2018-01-01'), (5, '2018-01-01'), (6, '2018-01-01'), (7, '2018-01-01'), (8, '2018-01-01'), (9, '2018-01-01'), (10, '2018-01-01');</text:p>
      <text:p text:style-name="P22"/>
      <text:p text:style-name="P22"/>
      <text:p text:style-name="P22"/>
      <text:p text:style-name="P22"/>
      <text:p text:style-name="P22"/>
      <text:p text:style-name="P22"/>
      <text:p text:style-name="P22"/>
      <text:p text:style-name="P22"/>
      <text:p text:style-name="P22"><text:soft-page-break/>----------------------------------------------------------------------------------------------------------------------------:::::All Tables:::::</text:p>
      <text:p text:style-name="P22">----------------------------------------------------------------------------------------------------------------------------mysql&gt;show tables;</text:p>
      <text:p text:style-name="P22">+---------------+</text:p>
      <text:p text:style-name="P22">| Tables_in_db5 |</text:p>
      <text:p text:style-name="P22">+---------------+</text:p>
      <text:p text:style-name="P22">| department <text:s text:c="3"/>|</text:p>
      <text:p text:style-name="P22">| employee <text:s text:c="5"/>|</text:p>
      <text:p text:style-name="P22">| paydetails <text:s text:c="3"/>|</text:p>
      <text:p text:style-name="P22">| payroll <text:s text:c="6"/>|</text:p>
      <text:p text:style-name="P22">+---------------+</text:p>
      <text:p text:style-name="P22">----------------------------------------------------------------------------------------------------------------------------mysql&gt;select * from employee;</text:p>
      <text:p text:style-name="P22">+--------+----------+</text:p>
      <text:p text:style-name="P22">| emp_id | emp_name |</text:p>
      <text:p text:style-name="P22">+--------+----------+</text:p>
      <text:p text:style-name="P22">| <text:s text:c="5"/>1 | A <text:s text:c="7"/>|</text:p>
      <text:p text:style-name="P22">| <text:s text:c="5"/>2 | B <text:s text:c="7"/>|</text:p>
      <text:p text:style-name="P22">| <text:s text:c="5"/>3 | C <text:s text:c="7"/>|</text:p>
      <text:p text:style-name="P22">| <text:s text:c="5"/>4 | D <text:s text:c="7"/>|</text:p>
      <text:p text:style-name="P22">| <text:s text:c="5"/>5 | E <text:s text:c="7"/>|</text:p>
      <text:p text:style-name="P22">| <text:s text:c="5"/>6 | F <text:s text:c="7"/>|</text:p>
      <text:p text:style-name="P22">| <text:s text:c="5"/>7 | G <text:s text:c="7"/>|</text:p>
      <text:p text:style-name="P22">| <text:s text:c="5"/>8 | H <text:s text:c="7"/>|</text:p>
      <text:p text:style-name="P22">| <text:s text:c="5"/>9 | I <text:s text:c="7"/>|</text:p>
      <text:p text:style-name="P22">| <text:s text:c="4"/>10 | J <text:s text:c="7"/>|</text:p>
      <text:p text:style-name="P22">+--------+----------+</text:p>
      <text:p text:style-name="P22">----------------------------------------------------------------------------------------------------------------------------mysql&gt;select * from department;</text:p>
      <text:p text:style-name="P22">+---------+-----------+</text:p>
      <text:p text:style-name="P22">| dept_id | dept_name |</text:p>
      <text:p text:style-name="P22">+---------+-----------+</text:p>
      <text:p text:style-name="P22">| <text:s text:c="4"/>101 | DA <text:s text:c="7"/>|</text:p>
      <text:p text:style-name="P22">| <text:s text:c="4"/>102 | DB <text:s text:c="7"/>|</text:p>
      <text:p text:style-name="P22">| <text:s text:c="4"/>103 | DC <text:s text:c="7"/>|</text:p>
      <text:p text:style-name="P22">| <text:s text:c="4"/>104 | DD <text:s text:c="7"/>|</text:p>
      <text:p text:style-name="P22">| <text:s text:c="4"/>105 | DE <text:s text:c="7"/>|</text:p>
      <text:p text:style-name="P22">| <text:s text:c="4"/>106 | DF <text:s text:c="7"/>|</text:p>
      <text:p text:style-name="P22">| <text:s text:c="4"/>107 | DG <text:s text:c="7"/>|</text:p>
      <text:p text:style-name="P22">| <text:s text:c="4"/>108 | DH <text:s text:c="7"/>|</text:p>
      <text:p text:style-name="P22">| <text:s text:c="4"/>109 | DI <text:s text:c="7"/>|</text:p>
      <text:p text:style-name="P22">| <text:s text:c="4"/>110 | DJ <text:s text:c="7"/>|</text:p>
      <text:p text:style-name="P22">+---------+-----------+</text:p>
      <text:p text:style-name="P22">----------------------------------------------------------------------------------------------------------------------------</text:p>
      <text:p text:style-name="P22"/>
      <text:p text:style-name="P22"/>
      <text:p text:style-name="P22"/>
      <text:p text:style-name="P22"/>
      <text:p text:style-name="P22"><text:soft-page-break/>mysql&gt;select * from paydetails;</text:p>
      <text:p text:style-name="P22">+--------+---------+-------+------------+-----------+------------+</text:p>
      <text:p text:style-name="P22">| emp_id | dept_id | basic | deductions | additions | DOJ <text:s text:c="7"/>|</text:p>
      <text:p text:style-name="P22">+--------+---------+-------+------------+-----------+------------+</text:p>
      <text:p text:style-name="P22">| <text:s text:c="5"/>1 | <text:s text:c="4"/>101 | 10000 | <text:s text:c="6"/>1000 | <text:s text:c="5"/>9000 | 2017-10-01 |</text:p>
      <text:p text:style-name="P22">| <text:s text:c="5"/>2 | <text:s text:c="4"/>102 | 15000 | <text:s text:c="6"/>1500 | <text:s text:c="4"/>13500 | 2017-10-01 |</text:p>
      <text:p text:style-name="P22">| <text:s text:c="5"/>3 | <text:s text:c="4"/>103 | 20000 | <text:s text:c="6"/>2000 | <text:s text:c="4"/>18000 | 2017-10-01 |</text:p>
      <text:p text:style-name="P22">| <text:s text:c="5"/>4 | <text:s text:c="4"/>104 | 25000 | <text:s text:c="6"/>2500 | <text:s text:c="4"/>22500 | 2017-10-01 |</text:p>
      <text:p text:style-name="P22">| <text:s text:c="5"/>5 | <text:s text:c="4"/>105 | 30000 | <text:s text:c="6"/>3000 | <text:s text:c="4"/>27000 | 2017-10-01 |</text:p>
      <text:p text:style-name="P22">| <text:s text:c="5"/>6 | <text:s text:c="4"/>106 | 35000 | <text:s text:c="6"/>3500 | <text:s text:c="4"/>31500 | 2017-10-01 |</text:p>
      <text:p text:style-name="P22">| <text:s text:c="5"/>7 | <text:s text:c="4"/>107 | 40000 | <text:s text:c="6"/>4000 | <text:s text:c="4"/>36000 | 2017-10-01 |</text:p>
      <text:p text:style-name="P22">| <text:s text:c="5"/>8 | <text:s text:c="4"/>108 | <text:s/>4500 | <text:s text:c="7"/>450 | <text:s text:c="5"/>4050 | 2017-10-01 |</text:p>
      <text:p text:style-name="P22">| <text:s text:c="5"/>9 | <text:s text:c="4"/>109 | <text:s/>5000 | <text:s text:c="7"/>500 | <text:s text:c="5"/>4500 | 2017-10-01 |</text:p>
      <text:p text:style-name="P22">| <text:s text:c="4"/>10 | <text:s text:c="4"/>110 | <text:s/>5500 | <text:s text:c="7"/>550 | <text:s text:c="5"/>4950 | 2017-10-01 |</text:p>
      <text:p text:style-name="P22">+--------+---------+-------+------------+-----------+------------+</text:p>
      <text:p text:style-name="P22">----------------------------------------------------------------------------------------------------------------------------mysql&gt;select * from payroll;</text:p>
      <text:p text:style-name="P22">+--------+------------+</text:p>
      <text:p text:style-name="P22">| emp_id | pay_date <text:s text:c="2"/>|</text:p>
      <text:p text:style-name="P22">+--------+------------+</text:p>
      <text:p text:style-name="P22">| <text:s text:c="5"/>1 | 2018-01-01 |</text:p>
      <text:p text:style-name="P22">| <text:s text:c="5"/>2 | 2018-01-01 |</text:p>
      <text:p text:style-name="P22">| <text:s text:c="5"/>3 | 2018-01-01 |</text:p>
      <text:p text:style-name="P22">| <text:s text:c="5"/>4 | 2018-01-01 |</text:p>
      <text:p text:style-name="P22">| <text:s text:c="5"/>5 | 2018-01-01 |</text:p>
      <text:p text:style-name="P22">| <text:s text:c="5"/>6 | 2018-01-01 |</text:p>
      <text:p text:style-name="P22">| <text:s text:c="5"/>7 | 2018-01-01 |</text:p>
      <text:p text:style-name="P22">| <text:s text:c="5"/>8 | 2018-01-01 |</text:p>
      <text:p text:style-name="P22">| <text:s text:c="5"/>9 | 2018-01-01 |</text:p>
      <text:p text:style-name="P22">| <text:s text:c="4"/>10 | 2018-01-01 |</text:p>
      <text:p text:style-name="P22">+--------+------------+</text:p>
      <text:p text:style-name="P22"/>
      <text:p text:style-name="P12">2. List the employee details department wise.</text:p>
      <text:p text:style-name="P12">Query : <text:span text:style-name="T5">select e.* from employee e, paydetails pd where e.emp_id = pd.emp_id group by pd.dept_id;</text:span></text:p>
      <text:p text:style-name="P22">+--------+----------+</text:p>
      <text:p text:style-name="P22">| emp_id | emp_name |</text:p>
      <text:p text:style-name="P22">+--------+----------+</text:p>
      <text:p text:style-name="P22">| <text:s text:c="5"/>1 | A <text:s text:c="7"/>|</text:p>
      <text:p text:style-name="P22">| <text:s text:c="5"/>2 | B <text:s text:c="7"/>|</text:p>
      <text:p text:style-name="P22">| <text:s text:c="5"/>3 | C <text:s text:c="7"/>|</text:p>
      <text:p text:style-name="P22">| <text:s text:c="5"/>4 | D <text:s text:c="7"/>|</text:p>
      <text:p text:style-name="P22">| <text:s text:c="5"/>5 | E <text:s text:c="7"/>|</text:p>
      <text:p text:style-name="P22">| <text:s text:c="5"/>6 | F <text:s text:c="7"/>|</text:p>
      <text:p text:style-name="P22">| <text:s text:c="5"/>7 | G <text:s text:c="7"/>|</text:p>
      <text:p text:style-name="P22">| <text:s text:c="5"/>8 | H <text:s text:c="7"/>|</text:p>
      <text:p text:style-name="P22">| <text:s text:c="5"/>9 | I <text:s text:c="7"/>|</text:p>
      <text:p text:style-name="P22">| <text:s text:c="4"/>10 | J <text:s text:c="7"/>|</text:p>
      <text:p text:style-name="P22">+--------+----------+</text:p>
      <text:p text:style-name="P22"/>
      <text:p text:style-name="P12"><text:soft-page-break/>3. List the details of employees whose basic salary is between 10,000 and 20,000.</text:p>
      <text:p text:style-name="P12">Query : <text:span text:style-name="T5">select e.* from employee e, paydetails pd where e.emp_id = pd.emp_id and pd.basic &gt;= 10000 and pd.basic &lt;= 20000;</text:span></text:p>
      <text:p text:style-name="P22">+--------+----------+</text:p>
      <text:p text:style-name="P22">| emp_id | emp_name |</text:p>
      <text:p text:style-name="P22">+--------+----------+</text:p>
      <text:p text:style-name="P22">| <text:s text:c="5"/>1 | A <text:s text:c="7"/>|</text:p>
      <text:p text:style-name="P22">| <text:s text:c="5"/>2 | B <text:s text:c="7"/>|</text:p>
      <text:p text:style-name="P22">| <text:s text:c="5"/>3 | C <text:s text:c="7"/>|</text:p>
      <text:p text:style-name="P22">+--------+----------+</text:p>
      <text:p text:style-name="P22"/>
      <text:p text:style-name="P12">4. Give a count of how many employees are working in each department.</text:p>
      <text:p text:style-name="P12">Query : <text:span text:style-name="T5">select d.dept_id, count(pd.emp_id) from paydetails pd, department d where d.dept_id = pd.dept_id group by pd.dept_id;</text:span></text:p>
      <text:p text:style-name="P22">+---------+------------------+</text:p>
      <text:p text:style-name="P22">| dept_id | count(pd.emp_id) |</text:p>
      <text:p text:style-name="P22">+---------+------------------+</text:p>
      <text:p text:style-name="P22">| <text:s text:c="4"/>101 | <text:s text:c="15"/>1 |</text:p>
      <text:p text:style-name="P22">| <text:s text:c="4"/>102 | <text:s text:c="15"/>1 |</text:p>
      <text:p text:style-name="P22">| <text:s text:c="4"/>103 | <text:s text:c="15"/>1 |</text:p>
      <text:p text:style-name="P22">| <text:s text:c="4"/>104 | <text:s text:c="15"/>1 |</text:p>
      <text:p text:style-name="P22">| <text:s text:c="4"/>105 | <text:s text:c="15"/>1 |</text:p>
      <text:p text:style-name="P22">| <text:s text:c="4"/>106 | <text:s text:c="15"/>1 |</text:p>
      <text:p text:style-name="P22">| <text:s text:c="4"/>107 | <text:s text:c="15"/>1 |</text:p>
      <text:p text:style-name="P22">| <text:s text:c="4"/>108 | <text:s text:c="15"/>1 |</text:p>
      <text:p text:style-name="P22">| <text:s text:c="4"/>109 | <text:s text:c="15"/>1 |</text:p>
      <text:p text:style-name="P22">| <text:s text:c="4"/>110 | <text:s text:c="15"/>1 |</text:p>
      <text:p text:style-name="P22">+---------+------------------+</text:p>
      <text:p text:style-name="P22"/>
      <text:p text:style-name="P12">5. Give a names of the employees whose netsalary&gt;10,000.</text:p>
      <text:p text:style-name="P12">Query : <text:span text:style-name="T5">select e.* from employee e, paydetails pd where e.emp_id = pd.emp_id and (pd.basic - deductions + pd.additions) &gt; 10000;</text:span></text:p>
      <text:p text:style-name="P22">+--------+----------+</text:p>
      <text:p text:style-name="P22">| emp_id | emp_name |</text:p>
      <text:p text:style-name="P22">+--------+----------+</text:p>
      <text:p text:style-name="P22">| <text:s text:c="5"/>2 | B <text:s text:c="7"/>|</text:p>
      <text:p text:style-name="P22">| <text:s text:c="5"/>3 | C <text:s text:c="7"/>|</text:p>
      <text:p text:style-name="P22">| <text:s text:c="5"/>4 | D <text:s text:c="7"/>|</text:p>
      <text:p text:style-name="P22">| <text:s text:c="5"/>5 | E <text:s text:c="7"/>|</text:p>
      <text:p text:style-name="P22">| <text:s text:c="5"/>6 | F <text:s text:c="7"/>|</text:p>
      <text:p text:style-name="P22">| <text:s text:c="5"/>7 | G <text:s text:c="7"/>|</text:p>
      <text:p text:style-name="P22">+--------+----------+</text:p>
      <text:p text:style-name="P22"/>
      <text:p text:style-name="P22"/>
      <text:p text:style-name="P84"><text:span text:style-name="T30">Experiment</text:span> No. <text:span text:style-name="T26">3</text:span></text:p>
      <text:p text:style-name="P23"/>
      <text:list xml:id="list8544906130395118535" text:style-name="L3">
        <text:list-item>
          <text:p text:style-name="P49"><text:span text:style-name="T16">The following tables form part of a database held in a relational DBMS:</text:span></text:p>
        </text:list-item>
      </text:list>
      <text:p text:style-name="P25"/>
      <text:p text:style-name="P25">Hotel (HotelNo, Name, City)</text:p>
      <text:p text:style-name="P25">Room (RoomNo, HotelNo, Type, Price)</text:p>
      <text:p text:style-name="P25">Booking (HotelNo, GuestNo, DateFrom, DateTo, RoomNo)</text:p>
      <text:p text:style-name="P25">Guest (GuestNo, GuestName, GuestAddress)</text:p>
      <text:p text:style-name="P25"/>
      <text:p text:style-name="P25">where,</text:p>
      <text:p text:style-name="P25">Hotel contains hotel details and HotelNo is the primary key</text:p>
      <text:p text:style-name="P25">Room contains room details for each hotel and (HotelNo, RoomNo) forms the primary key</text:p>
      <text:p text:style-name="P25">Booking contains details of the bookings and the primary key comprises (HotelNo, GuestNo and DateFrom)</text:p>
      <text:p text:style-name="P25">Guest contains guest details and GuestNo is the primary key.</text:p>
      <text:p text:style-name="P25"/>
      <text:list xml:id="list4092524441053827134" text:style-name="L12">
        <text:list-item>
          <text:p text:style-name="P46">The sample data for the relation is as follows, populate your tables using these data.</text:p>
        </text:list-item>
      </text:list>
      <text:p text:style-name="P25"/>
      <text:p text:style-name="P13">HOTEL</text:p>
      <text:p text:style-name="P25">fb01, Grosvenor, London</text:p>
      <text:p text:style-name="P25">fb02, Watergate, Paris</text:p>
      <text:p text:style-name="P25">ch01, Omni Shoreham, London</text:p>
      <text:p text:style-name="P25">ch02, Phoenix Park, London</text:p>
      <text:p text:style-name="P25">dc01, Latham, Berlin</text:p>
      <text:p text:style-name="P25"/>
      <text:p text:style-name="P13">ROOM</text:p>
      <text:p text:style-name="P25">501, fb01, single, 19</text:p>
      <text:p text:style-name="P25">601, fb01, double, 29</text:p>
      <text:p text:style-name="P25">701, fb01, family, 39</text:p>
      <text:p text:style-name="P25">1001, fb02, single, 58</text:p>
      <text:p text:style-name="P25">1101, fb02, double, 86</text:p>
      <text:p text:style-name="P25">1001, ch01, single, 29.99</text:p>
      <text:p text:style-name="P25">1101, ch01, family, 59.99</text:p>
      <text:p text:style-name="P25">701, ch02, single, 10</text:p>
      <text:p text:style-name="P25">801, ch02, double, 15</text:p>
      <text:p text:style-name="P25">901, dc01, single, 18</text:p>
      <text:p text:style-name="P25">1001, dc01, double, 30</text:p>
      <text:p text:style-name="P25">1101, dc01, family, 35</text:p>
      <text:p text:style-name="P25"/>
      <text:p text:style-name="P13">GUEST</text:p>
      <text:p text:style-name="P25">10001, John Kay, 56 High St, London;</text:p>
      <text:p text:style-name="P25">10002, Mike Ritchie, 18 Tain St, London</text:p>
      <text:p text:style-name="P25">10003, Mary Tregear, 5 Tarbot Rd, Aberdeen</text:p>
      <text:p text:style-name="P25">10004,Joe Keogh, 2 Fergus Dr, Aberdeen</text:p>
      <text:p text:style-name="P25">10005, Carol Farrel, 6 Achray St, Glasgow</text:p>
      <text:p text:style-name="P25">10006, Tina Murphy, 63 Well St, Glasgow</text:p>
      <text:p text:style-name="P25">10007, Tony Shaw, 12 Park Pl, Glasgow</text:p>
      <text:p text:style-name="P25"/>
      <text:p text:style-name="P13"><text:soft-page-break/>BOOKING</text:p>
      <text:p text:style-name="P36">fb01, 10001, 04-04-01, 04-04-08, 501</text:p>
      <text:p text:style-name="P36">fb01, 10004, 04-04-15, 04-05-15, 601</text:p>
      <text:p text:style-name="P36">fb01, 10005, 04-05-02, 04-05-07, 501</text:p>
      <text:p text:style-name="P36">fb01, 10002, 16-05-04, 04-05-29, 601</text:p>
      <text:p text:style-name="P36">fb01, 10001, 04-05-01, null, 701</text:p>
      <text:p text:style-name="P36">fb02, 10005, 04-05-12, 30-05-04, 1101</text:p>
      <text:p text:style-name="P36">ch01, 10006, 04-04-21, null, 1101</text:p>
      <text:p text:style-name="P36">ch02, 10002, 04-04-25, 04-05-06, 801</text:p>
      <text:p text:style-name="P36">dc01, 10007, 04-05-13, 04-05-15, 1001</text:p>
      <text:p text:style-name="P36">dc01, 10003, 04-05-20, null, 1001</text:p>
      <text:p text:style-name="P36"/>
      <text:p text:style-name="P14">1. Using the CREATE TABLE statement, create the Hotel, Room, Booking and Guest tables.</text:p>
      <text:p text:style-name="P14">Queries :<text:span text:style-name="T8"> </text:span></text:p>
      <text:p text:style-name="P37">mysql&gt;create table Hotel(HotelNo varchar(10) not null primary key, Name varchar(25), City varchar(25));</text:p>
      <text:p text:style-name="P37"/>
      <text:p text:style-name="P37">mysql&gt;create table Room(RoomNo int not null, HotelNo varchar(10), Type varchar(10), Price float, foreign key(HotelNo) references Hotel(HotelNo), primary key(RoomNo, HotelNo));</text:p>
      <text:p text:style-name="P37"/>
      <text:p text:style-name="P37">mysql&gt;create table Booking(HotelNo varchar(10), GuestNo int, DateFrom date, DateTo date,RoomNo int, primary key(HotelNo, GuestNo, DateFrom), foreign key(HotelNo) references Hotel(HotelNo), foreign key(RoomNo) references Room(RoomNo));</text:p>
      <text:p text:style-name="P37"/>
      <text:p text:style-name="P37">mysql&gt;create table Guest(GuestNo int primary key, GuestName varchar(25), GuestAddress varchar(50));</text:p>
      <text:p text:style-name="P37"/>
      <text:p text:style-name="P14">2. Insert records into each of these tables.</text:p>
      <text:p text:style-name="P14">Queries : </text:p>
      <text:p text:style-name="P37">mysql&gt;insert into Hotel values('fb01', 'Grosvenor', 'London');</text:p>
      <text:p text:style-name="P37">mysql&gt;insert into Hotel values('fb02', 'Watergate', 'Paris');</text:p>
      <text:p text:style-name="P37">mysql&gt;insert into Hotel values('ch01', 'Omni Shoreham', 'London');</text:p>
      <text:p text:style-name="P37">mysql&gt;insert into Hotel values('ch02', 'Phoenix Park', 'London');</text:p>
      <text:p text:style-name="P37">mysql&gt;insert into Hotel values('dc01', 'Latham', 'Berlin');</text:p>
      <text:p text:style-name="P37">mysql&gt;select * from Hotel;</text:p>
      <text:p text:style-name="P37">+---------+---------------+--------+</text:p>
      <text:p text:style-name="P37">| HotelNo | Name <text:s text:c="9"/>| City <text:s text:c="2"/>|</text:p>
      <text:p text:style-name="P37">+---------+---------------+--------+</text:p>
      <text:p text:style-name="P37">| fb01 <text:s text:c="3"/>| Grosvenor <text:s text:c="4"/>| London |</text:p>
      <text:p text:style-name="P37">| fb02 <text:s text:c="3"/>| Watergate <text:s text:c="4"/>| Paris <text:s/>|</text:p>
      <text:p text:style-name="P37">| ch01 <text:s text:c="3"/>| Omni Shoreham | London |</text:p>
      <text:p text:style-name="P37">| ch02 <text:s text:c="3"/>| Phoenix Park <text:s/>| London |</text:p>
      <text:p text:style-name="P37">| dc01 <text:s text:c="3"/>| Latham <text:s text:c="7"/>| Berlin |</text:p>
      <text:p text:style-name="P37">+---------+---------------+--------+</text:p>
      <text:p text:style-name="P37">mysql&gt;insert into Room values(501, 'fb01', 'single', 19);</text:p>
      <text:p text:style-name="P37">mysql&gt;insert into Room values(601, 'fb01', 'double', 29);</text:p>
      <text:p text:style-name="P37">mysql&gt;insert into Room values(701, 'fb01', 'family', 39);</text:p>
      <text:p text:style-name="P37">mysql&gt;insert into Room values(1001, 'fb02', 'single', 58);</text:p>
      <text:p text:style-name="P37">mysql&gt;insert into Room values(1101, 'fb02', 'double', 85);</text:p>
      <text:p text:style-name="P37"><text:soft-page-break/>mysql&gt;insert into Room values(1001, 'ch01', 'single', 29.99);</text:p>
      <text:p text:style-name="P37">mysql&gt;insert into Room values(1101, 'ch01', 'family', 59.99);</text:p>
      <text:p text:style-name="P37">mysql&gt;insert into Room values(701, 'ch02', 'single', 10);</text:p>
      <text:p text:style-name="P37">mysql&gt;insert into Room values(801, 'ch02', 'double', 15);</text:p>
      <text:p text:style-name="P37">mysql&gt;insert into Room values(901, 'dc01', 'single', 18);</text:p>
      <text:p text:style-name="P37">mysql&gt;insert into Room values(1001, 'dc01', 'double', 30);</text:p>
      <text:p text:style-name="P37">mysql&gt;insert into Room values(1101, 'dc01', 'family', 35);</text:p>
      <text:p text:style-name="P37">mysql&gt;select * from Room;</text:p>
      <text:p text:style-name="P37">+--------+---------+--------+-------+</text:p>
      <text:p text:style-name="P37">| RoomNo | HotelNo | Type <text:s text:c="2"/>| Price |</text:p>
      <text:p text:style-name="P37">+--------+---------+--------+-------+</text:p>
      <text:p text:style-name="P37">| <text:s text:c="3"/>501 | fb01 <text:s text:c="3"/>| single | <text:s text:c="3"/>19 |</text:p>
      <text:p text:style-name="P37">| <text:s text:c="3"/>601 | fb01 <text:s text:c="3"/>| double | <text:s text:c="3"/>29 |</text:p>
      <text:p text:style-name="P37">| <text:s text:c="3"/>701 | fb01 <text:s text:c="3"/>| family | <text:s text:c="3"/>39 |</text:p>
      <text:p text:style-name="P37">| <text:s text:c="2"/>1001 | fb02 <text:s text:c="3"/>| single | <text:s text:c="3"/>58 |</text:p>
      <text:p text:style-name="P37">| <text:s text:c="2"/>1101 | fb02 <text:s text:c="3"/>| double | <text:s text:c="3"/>85 |</text:p>
      <text:p text:style-name="P37">| <text:s text:c="2"/>1001 | ch01 <text:s text:c="3"/>| single | 29.99 |</text:p>
      <text:p text:style-name="P37">| <text:s text:c="2"/>1101 | ch01 <text:s text:c="3"/>| family | 59.99 |</text:p>
      <text:p text:style-name="P37">| <text:s text:c="3"/>701 | ch02 <text:s text:c="3"/>| single | <text:s text:c="3"/>10 |</text:p>
      <text:p text:style-name="P37">| <text:s text:c="3"/>801 | ch02 <text:s text:c="3"/>| double | <text:s text:c="3"/>15 |</text:p>
      <text:p text:style-name="P37">| <text:s text:c="3"/>901 | dc01 <text:s text:c="3"/>| single | <text:s text:c="3"/>18 |</text:p>
      <text:p text:style-name="P37">| <text:s text:c="2"/>1001 | dc01 <text:s text:c="3"/>| double | <text:s text:c="3"/>30 |</text:p>
      <text:p text:style-name="P37">| <text:s text:c="2"/>1101 | dc01 <text:s text:c="3"/>| family | <text:s text:c="3"/>35 |</text:p>
      <text:p text:style-name="P37">+--------+---------+--------+-------+</text:p>
      <text:p text:style-name="P37">mysql&gt;insert into Guest values (10001, 'John Kay', '56 High St, London');</text:p>
      <text:p text:style-name="P37">mysql&gt;insert into Guest values (10002, 'Mike Ritchie', '18 Tain St, London');</text:p>
      <text:p text:style-name="P37">mysql&gt;insert into Guest values (10003, 'Mary Tregear', '5 Tarbot Rd, Aberdeen');</text:p>
      <text:p text:style-name="P37">mysql&gt;insert into Guest values (10004, 'Joe Keogh', '2 Fergus Dr, Aberdeen');</text:p>
      <text:p text:style-name="P37">mysql&gt;insert into Guest values (10005, 'Carol Farrel', '6 Achray St, Glasgoq'); </text:p>
      <text:p text:style-name="P37">mysql&gt;insert into Guest values (10005, 'Carol Farrel', '6 Achray St, Glasgow'); </text:p>
      <text:p text:style-name="P37">mysql&gt;insert into Guest values (10006, 'Tina Murphy', '63 Well St, Glasgow');</text:p>
      <text:p text:style-name="P37">mysql&gt;insert into Guest values (10007, 'Tony Shaw', '12 Park Pl, Glasgow');</text:p>
      <text:p text:style-name="P37">mysql&gt;select * from Guest;</text:p>
      <text:p text:style-name="P37">+---------+--------------+-----------------------+</text:p>
      <text:p text:style-name="P37">| GuestNo | GuestName <text:s text:c="3"/>| GuestAddress <text:s text:c="9"/>|</text:p>
      <text:p text:style-name="P37">+---------+--------------+-----------------------+</text:p>
      <text:p text:style-name="P37">| <text:s text:c="2"/>10001 | John Kay <text:s text:c="4"/>| 56 High St, London <text:s text:c="3"/>|</text:p>
      <text:p text:style-name="P37">| <text:s text:c="2"/>10002 | Mike Ritchie | 18 Tain St, London <text:s text:c="3"/>|</text:p>
      <text:p text:style-name="P37">| <text:s text:c="2"/>10003 | Mary Tregear | 5 Tarbot Rd, Aberdeen |</text:p>
      <text:p text:style-name="P37">| <text:s text:c="2"/>10004 | Joe Keogh <text:s text:c="3"/>| 2 Fergus Dr, Aberdeen |</text:p>
      <text:p text:style-name="P37">| <text:s text:c="2"/>10005 | Carol Farrel | 6 Achray St, Glasgow <text:s/>|</text:p>
      <text:p text:style-name="P37">| <text:s text:c="2"/>10006 | Tina Murphy <text:s/>| 63 Well St, Glasgow <text:s text:c="2"/>|</text:p>
      <text:p text:style-name="P37">| <text:s text:c="2"/>10007 | Tony Shaw <text:s text:c="3"/>| 12 Park Pl, Glasgow <text:s text:c="2"/>|</text:p>
      <text:p text:style-name="P37">+---------+--------------+-----------------------+</text:p>
      <text:p text:style-name="P37">mysql&gt;insert into Booking values('fb01', 10001, '04-04-01', '04-04-08', 501);</text:p>
      <text:p text:style-name="P37">mysql&gt;insert into Booking values('fb01', 10005, '04-05-02', '04-05-07', 501);</text:p>
      <text:p text:style-name="P37">mysql&gt;insert into Booking values('fb01', 10004, '04-04-15', '04-05-15', 601);</text:p>
      <text:p text:style-name="P37">mysql&gt;insert into Booking values('fb01', 10002, '16-05-04', '04-05-29', 601);</text:p>
      <text:p text:style-name="P37">mysql&gt;insert into Booking values('fb01', 10001, '04-05-01', null , 701);</text:p>
      <text:p text:style-name="P37"><text:soft-page-break/>mysql&gt;insert into Booking values('fb02', 10005, '04-05-12', '30-05-04' , 1101);</text:p>
      <text:p text:style-name="P37">mysql&gt;insert into Booking values('ch01', 10006, '04-04-21', null , 1101);</text:p>
      <text:p text:style-name="P37">mysql&gt;insert into Booking values('ch02', 10002, '04-04-25', '04-05-06' , 801);</text:p>
      <text:p text:style-name="P37">mysql&gt;insert into Booking values('dc01', 10007, '04-05-13', '04-05-15' , 1001); </text:p>
      <text:p text:style-name="P37">mysql&gt;insert into Booking values('dc01', 10003, '04-05-20',null , 1001);</text:p>
      <text:p text:style-name="P37">mysql&gt;SELECT * FROM Booking;</text:p>
      <text:p text:style-name="P37">+---------+---------+------------+------------+--------+</text:p>
      <text:p text:style-name="P37">| HotelNo | GuestNo | DateFrom <text:s text:c="2"/>| DateTo <text:s text:c="4"/>| RoomNo |</text:p>
      <text:p text:style-name="P37">+---------+---------+------------+------------+--------+</text:p>
      <text:p text:style-name="P37">| fb01 <text:s text:c="3"/>| <text:s text:c="2"/>10001 | 2004-04-01 | 2004-04-08 | <text:s text:c="3"/>501 |</text:p>
      <text:p text:style-name="P37">| fb01 <text:s text:c="3"/>| <text:s text:c="2"/>10004 | 2004-04-15 | 2004-05-15 | <text:s text:c="3"/>601 |</text:p>
      <text:p text:style-name="P37">| fb01 <text:s text:c="3"/>| <text:s text:c="2"/>10005 | 2004-05-02 | 2004-05-07 | <text:s text:c="3"/>501 |</text:p>
      <text:p text:style-name="P37">| fb01 <text:s text:c="3"/>| <text:s text:c="2"/>10002 | 2016-05-04 | 2004-05-29 | <text:s text:c="3"/>601 |</text:p>
      <text:p text:style-name="P37">| fb01 <text:s text:c="3"/>| <text:s text:c="2"/>10001 | 2004-05-01 | NULL <text:s text:c="6"/>| <text:s text:c="3"/>701 |</text:p>
      <text:p text:style-name="P37">| fb02 <text:s text:c="3"/>| <text:s text:c="2"/>10005 | 2004-05-12 | 2030-05-04 | <text:s text:c="2"/>1101 |</text:p>
      <text:p text:style-name="P37">| ch01 <text:s text:c="3"/>| <text:s text:c="2"/>10006 | 2004-04-21 | NULL <text:s text:c="6"/>| <text:s text:c="2"/>1101 |</text:p>
      <text:p text:style-name="P37">| ch02 <text:s text:c="3"/>| <text:s text:c="2"/>10002 | 2004-04-25 | 2004-05-06 | <text:s text:c="3"/>801 |</text:p>
      <text:p text:style-name="P37">| dc01 <text:s text:c="3"/>| <text:s text:c="2"/>10007 | 2004-05-13 | 2004-05-15 | <text:s text:c="2"/>1001 |</text:p>
      <text:p text:style-name="P37">| dc01 <text:s text:c="3"/>| <text:s text:c="2"/>10003 | 2004-05-20 | NULL <text:s text:c="6"/>| <text:s text:c="2"/>1001 |</text:p>
      <text:p text:style-name="P37">+---------+---------+------------+------------+--------+</text:p>
      <text:p text:style-name="P14"/>
      <text:p text:style-name="P14">3. Update the price of all rooms by 5%.</text:p>
      <text:p text:style-name="P15">Query : </text:p>
      <text:p text:style-name="P38">update Room set Price = Price*1.05;</text:p>
      <text:p text:style-name="P37"/>
      <text:p text:style-name="P37">+--------+---------+--------+---------+</text:p>
      <text:p text:style-name="P37">| RoomNo | HotelNo | Type <text:s text:c="2"/>| Price <text:s text:c="2"/>|</text:p>
      <text:p text:style-name="P37">+--------+---------+--------+---------+</text:p>
      <text:p text:style-name="P37">| <text:s text:c="3"/>501 | fb01 <text:s text:c="3"/>| single | <text:s text:c="2"/>19.95 |</text:p>
      <text:p text:style-name="P37">| <text:s text:c="3"/>601 | fb01 <text:s text:c="3"/>| double | <text:s text:c="2"/>30.45 |</text:p>
      <text:p text:style-name="P37">| <text:s text:c="3"/>701 | fb01 <text:s text:c="3"/>| family | <text:s text:c="2"/>40.95 |</text:p>
      <text:p text:style-name="P37">| <text:s text:c="2"/>1001 | fb02 <text:s text:c="3"/>| single | <text:s text:c="3"/>60.9 |</text:p>
      <text:p text:style-name="P37">| <text:s text:c="2"/>1101 | fb02 <text:s text:c="3"/>| double | <text:s text:c="2"/>89.25 |</text:p>
      <text:p text:style-name="P37">| <text:s text:c="2"/>1001 | ch01 <text:s text:c="3"/>| single | 31.4895 |</text:p>
      <text:p text:style-name="P37">| <text:s text:c="2"/>1101 | ch01 <text:s text:c="3"/>| family | 62.9895 |</text:p>
      <text:p text:style-name="P37">| <text:s text:c="3"/>701 | ch02 <text:s text:c="3"/>| single | <text:s text:c="3"/>10.5 |</text:p>
      <text:p text:style-name="P37">| <text:s text:c="3"/>801 | ch02 <text:s text:c="3"/>| double | <text:s text:c="2"/>15.75 |</text:p>
      <text:p text:style-name="P37">| <text:s text:c="3"/>901 | dc01 <text:s text:c="3"/>| single | <text:s text:c="3"/>18.9 |</text:p>
      <text:p text:style-name="P37">| <text:s text:c="2"/>1001 | dc01 <text:s text:c="3"/>| double | <text:s text:c="3"/>31.5 |</text:p>
      <text:p text:style-name="P37">| <text:s text:c="2"/>1101 | dc01 <text:s text:c="3"/>| family | <text:s text:c="2"/>36.75 |</text:p>
      <text:p text:style-name="P37">+--------+---------+--------+---------+</text:p>
      <text:p text:style-name="P37"/>
      <text:p text:style-name="P14"/>
      <text:p text:style-name="P14">4. List all double or family rooms with a price below £40.00 per night, in ascending order of price.</text:p>
      <text:p text:style-name="P14">Query : </text:p>
      <text:p text:style-name="P37">select * from Room where Type = 'double' or Type = 'family' and Price &lt; 40;</text:p>
      <text:p text:style-name="P37"/>
      <text:p text:style-name="P37"/>
      <text:p text:style-name="P37"/>
      <text:p text:style-name="P37"><text:soft-page-break/>+--------+---------+--------+-------+</text:p>
      <text:p text:style-name="P37">| RoomNo | HotelNo | Type <text:s text:c="2"/>| Price |</text:p>
      <text:p text:style-name="P37">+--------+---------+--------+-------+</text:p>
      <text:p text:style-name="P37">| <text:s text:c="3"/>601 | fb01 <text:s text:c="3"/>| double | 30.45 |</text:p>
      <text:p text:style-name="P37">| <text:s text:c="2"/>1101 | fb02 <text:s text:c="3"/>| double | 89.25 |</text:p>
      <text:p text:style-name="P37">| <text:s text:c="3"/>801 | ch02 <text:s text:c="3"/>| double | 15.75 |</text:p>
      <text:p text:style-name="P37">| <text:s text:c="2"/>1001 | dc01 <text:s text:c="3"/>| double | <text:s/>31.5 |</text:p>
      <text:p text:style-name="P37">| <text:s text:c="2"/>1101 | dc01 <text:s text:c="3"/>| family | 36.75 |</text:p>
      <text:p text:style-name="P37">+--------+---------+--------+-------+</text:p>
      <text:p text:style-name="P37"/>
      <text:p text:style-name="P14">5. List the bookings for which no date_to has been specified.</text:p>
      <text:p text:style-name="P15">Query : </text:p>
      <text:p text:style-name="P38">select * from Booking where DateTo is null;</text:p>
      <text:p text:style-name="P37">+---------+---------+------------+--------+--------+</text:p>
      <text:p text:style-name="P37">| HotelNo | GuestNo | DateFrom <text:s text:c="2"/>| DateTo | RoomNo |</text:p>
      <text:p text:style-name="P37">+---------+---------+------------+--------+--------+</text:p>
      <text:p text:style-name="P37">| fb01 <text:s text:c="3"/>| <text:s text:c="2"/>10001 | 2004-05-01 | NULL <text:s text:c="2"/>| <text:s text:c="3"/>701 |</text:p>
      <text:p text:style-name="P37">| ch01 <text:s text:c="3"/>| <text:s text:c="2"/>10006 | 2004-04-21 | NULL <text:s text:c="2"/>| <text:s text:c="2"/>1101 |</text:p>
      <text:p text:style-name="P37">| dc01 <text:s text:c="3"/>| <text:s text:c="2"/>10003 | 2004-05-20 | NULL <text:s text:c="2"/>| <text:s text:c="2"/>1001 |</text:p>
      <text:p text:style-name="P37">+---------+---------+------------+--------+--------+</text:p>
      <text:p text:style-name="P37"/>
      <text:p text:style-name="P14">6. What is the total income from bookings for the Grosvenor Hotel today?</text:p>
      <text:p text:style-name="P15">Query : </text:p>
      <text:p text:style-name="P38">select sum(r.Price) from Room r, Booking b, Hotel h where DateTo &lt;= 'CURRENT_DATE' and r.HotelNo = h.HotelNo and r.RoomNo = b.RoomNo and b.HotelNo = r.HotelNo and <text:s/>h.Name = 'Grosvenor';</text:p>
      <text:p text:style-name="P37">+------------------+</text:p>
      <text:p text:style-name="P37">| sum(r.Price) <text:s text:c="4"/>|</text:p>
      <text:p text:style-name="P37">+------------------+</text:p>
      <text:p text:style-name="P37">| 100.800003051758 |</text:p>
      <text:p text:style-name="P37">+------------------+</text:p>
      <text:p text:style-name="P37"/>
      <text:p text:style-name="P14">7. What is the lost income from unoccupied rooms at the Grosvenor Hotel?</text:p>
      <text:p text:style-name="P15">Query : </text:p>
      <text:p text:style-name="P38">select sum(price) from Room r, Hotel h where r.HotelNo = h.HotelNo and Name = 'Grosvenor' and <text:s/>RoomNo in (select b.RoomNo from Booking b, Hotel h where b.Hotelno = h.HotelNo and Name = 'Grosvenor' and DateTo &lt; 'CURRENT_DATE'); <text:s/></text:p>
      <text:p text:style-name="P37">+------------------+</text:p>
      <text:p text:style-name="P37">| sum(price) <text:s text:c="6"/>|</text:p>
      <text:p text:style-name="P37">+------------------+</text:p>
      <text:p text:style-name="P37">| 50.4000015258789 |</text:p>
      <text:p text:style-name="P37">+------------------+</text:p>
      <text:p text:style-name="P37"/>
      <text:p text:style-name="P14">8. List the number of rooms in each hotel in London.</text:p>
      <text:p text:style-name="P15">Query : </text:p>
      <text:p text:style-name="P38">select Name, count(r.RoomNo) from Hotel h, Room r where h.HotelNo = r.HotelNo and City = 'London' group by Name;</text:p>
      <text:p text:style-name="P37"/>
      <text:p text:style-name="P37"/>
      <text:p text:style-name="P37"><text:soft-page-break/>+---------------+-----------------+</text:p>
      <text:p text:style-name="P37">| Name <text:s text:c="9"/>| count(r.RoomNo) |</text:p>
      <text:p text:style-name="P37">+---------------+-----------------+</text:p>
      <text:p text:style-name="P37">| Grosvenor <text:s text:c="4"/>| <text:s text:c="14"/>3 |</text:p>
      <text:p text:style-name="P37">| Omni Shoreham | <text:s text:c="14"/>2 |</text:p>
      <text:p text:style-name="P37">| Phoenix Park <text:s/>| <text:s text:c="14"/>2 |</text:p>
      <text:p text:style-name="P38">+---------------+-----------------+</text:p>
      <text:p text:style-name="P38"/>
      <text:p text:style-name="P16">9. What is the most commonly booked room type for each hotel in London?</text:p>
      <text:p text:style-name="P16">Query : <text:span text:style-name="T5">select HotelNo, Type, max(y) from (select r.HotelNo, Type, count(type) as y from Hotel h, Room r, Booking b where h.HotelNo = r.HotelNo and b.RoomNo = r.RoomNo and b.HotelNo = h.HotelNo and City = 'London' group by r.HotelNo,Type) as t group by HotelNo,type;</text:span></text:p>
      <text:p text:style-name="P39">+---------+--------+--------+</text:p>
      <text:p text:style-name="P39">| HotelNo | Type <text:s text:c="2"/>| max(y) |</text:p>
      <text:p text:style-name="P39">+---------+--------+--------+</text:p>
      <text:p text:style-name="P39">| ch01 <text:s text:c="3"/>| family | <text:s text:c="5"/>1 |</text:p>
      <text:p text:style-name="P39">| ch02 <text:s text:c="3"/>| double | <text:s text:c="5"/>1 |</text:p>
      <text:p text:style-name="P39">| fb01 <text:s text:c="3"/>| double | <text:s text:c="5"/>2 |</text:p>
      <text:p text:style-name="P39">| fb01 <text:s text:c="3"/>| family | <text:s text:c="5"/>1 |</text:p>
      <text:p text:style-name="P39">| fb01 <text:s text:c="3"/>| single | <text:s text:c="5"/>2 |</text:p>
      <text:p text:style-name="P39">+---------+--------+--------+</text:p>
      <text:p text:style-name="P38"/>
      <text:p text:style-name="P39"/>
      <text:p text:style-name="P84"><text:span text:style-name="T30">Experiment</text:span> No. <text:span text:style-name="T27">4</text:span></text:p>
      <text:p text:style-name="P24"/>
      <text:list xml:id="list8852520467416090728" text:style-name="L2">
        <text:list-item>
          <text:p text:style-name="P48"><text:span text:style-name="T15">Working with Procedures &amp; Functions in MySQL</text:span></text:p>
        </text:list-item>
      </text:list>
      <text:p text:style-name="P39"/>
      <text:p text:style-name="P39">Consider the </text:p>
      <text:p text:style-name="P39">Employee (EmpNo, EmpName, Sex, Salary, Address, DeptNo)</text:p>
      <text:p text:style-name="P39">Department (DeptNo, DeptName, Location)</text:p>
      <text:p text:style-name="P39"/>
      <text:p text:style-name="P41">mysql&gt;create table Departmant (DeptNo int NOT NULL, DeptName varchar(20) NOT NULL, Location varchar(20), primary key(DeptNo));</text:p>
      <text:p text:style-name="P41"/>
      <text:p text:style-name="P41">mysql&gt;create table Employee (EmpNo int NOT NULL, EmpName varchar(20) NOT NULL, Sex varchar(10), Salary int, Address varchar(20), DeptNo int NOT NULL, primary key(EmpNo), foreign key(DeptNo) references Departmant(DeptNo));</text:p>
      <text:p text:style-name="P41"/>
      <text:p text:style-name="P41">mysql&gt;insert into Departmant values (101, "CSE", "Pune"), (102, "ECE", "Mumbai"), (103, "MECH", "Mumbai"), (104, "EEE", "Trichy"), (105, "CIVIL", "Trichy");</text:p>
      <text:p text:style-name="P41"/>
      <text:p text:style-name="P41">mysql&gt;insert into Employee values (11, "Jeevan", "Male", 51000, "Pune", 101), (12, "Boro", "Male", 65000, "Mumbai", 102), (13, "Rahul", "Male", 55000, "Trichy", 105), (14, "Vishal", "Male", 45000, "Trichy", 104), (15, "Bhagya", "Female", 49000, "Pune", 101), (16, "Ruchika", "Female", 66000, "Trichy", 105), (17, "Anjali", "Female", 33000, "Mumbai", 103), (18, "Riya", "Female", 35000, "Mumbai", 103), (19, "Amalan", "Male", 47500, "Mumbai", 102), (20, "Sonu", "Female", 56000, "Trichy", 104);</text:p>
      <text:p text:style-name="P39"/>
      <text:p text:style-name="P41">mysql&gt;select * from Employee;</text:p>
      <text:p text:style-name="P41">+-------+---------+--------+--------+---------+--------+</text:p>
      <text:p text:style-name="P41">| EmpNo | EmpName | Sex <text:s text:c="3"/>| Salary | Address | DeptNo |</text:p>
      <text:p text:style-name="P41">+-------+---------+--------+--------+---------+--------+</text:p>
      <text:p text:style-name="P41">| <text:s text:c="3"/>11 | Jeevan <text:s/>| Male <text:s text:c="2"/>| <text:s/>51000 | Pune <text:s text:c="3"/>| <text:s text:c="3"/>101 |</text:p>
      <text:p text:style-name="P41">| <text:s text:c="3"/>12 | Boro <text:s text:c="3"/>| Male <text:s text:c="2"/>| <text:s/>65000 | Mumbai <text:s/>| <text:s text:c="3"/>102 |</text:p>
      <text:p text:style-name="P41">| <text:s text:c="3"/>13 | Rahul <text:s text:c="2"/>| Male <text:s text:c="2"/>| <text:s/>55000 | Trichy <text:s/>| <text:s text:c="3"/>105 |</text:p>
      <text:p text:style-name="P41">| <text:s text:c="3"/>14 | Vishal <text:s/>| Male <text:s text:c="2"/>| <text:s/>45000 | Trichy <text:s/>| <text:s text:c="3"/>104 |</text:p>
      <text:p text:style-name="P41">| <text:s text:c="3"/>15 | Bhagya <text:s/>| Female | <text:s/>49000 | Pune <text:s text:c="3"/>| <text:s text:c="3"/>101 |</text:p>
      <text:p text:style-name="P41">| <text:s text:c="3"/>16 | Ruchika | Female | <text:s/>66000 | Trichy <text:s/>| <text:s text:c="3"/>105 |</text:p>
      <text:p text:style-name="P41">| <text:s text:c="3"/>17 | Anjali <text:s/>| Female | <text:s/>33000 | Mumbai <text:s/>| <text:s text:c="3"/>103 |</text:p>
      <text:p text:style-name="P41">| <text:s text:c="3"/>18 | Riya <text:s text:c="3"/>| Female | <text:s/>35000 | Mumbai <text:s/>| <text:s text:c="3"/>103 |</text:p>
      <text:p text:style-name="P41">| <text:s text:c="3"/>19 | Amalan <text:s/>| Male <text:s text:c="2"/>| <text:s/>47500 | Mumbai <text:s/>| <text:s text:c="3"/>102 |</text:p>
      <text:p text:style-name="P41">| <text:s text:c="3"/>20 | Sonu <text:s text:c="3"/>| Female | <text:s/>56000 | Trichy <text:s/>| <text:s text:c="3"/>104 |</text:p>
      <text:p text:style-name="P41">+-------+---------+--------+--------+---------+--------+</text:p>
      <text:p text:style-name="P40"/>
      <text:p text:style-name="P41">mysql&gt;select * from Departmant;</text:p>
      <text:p text:style-name="P41">+--------+----------+----------+</text:p>
      <text:p text:style-name="P41">| DeptNo | DeptName | Location |</text:p>
      <text:p text:style-name="P41">+--------+----------+----------+</text:p>
      <text:p text:style-name="P41">| <text:s text:c="3"/>101 | CSE <text:s text:c="5"/>| Pune <text:s text:c="4"/>|</text:p>
      <text:p text:style-name="P41">| <text:s text:c="3"/>102 | ECE <text:s text:c="5"/>| Mumbai <text:s text:c="2"/>|</text:p>
      <text:p text:style-name="P41">| <text:s text:c="3"/>103 | MECH <text:s text:c="4"/>| Mumbai <text:s text:c="2"/>|</text:p>
      <text:p text:style-name="P41"><text:soft-page-break/>| <text:s text:c="3"/>104 | EEE <text:s text:c="5"/>| Trichy <text:s text:c="2"/>|</text:p>
      <text:p text:style-name="P41">| <text:s text:c="3"/>105 | CIVIL <text:s text:c="3"/>| Trichy <text:s text:c="2"/>|</text:p>
      <text:p text:style-name="P41">+--------+----------+----------+</text:p>
      <text:p text:style-name="P39"/>
      <text:p text:style-name="P16">1. Create a procedure to display the details of an employee record form employee table for a</text:p>
      <text:p text:style-name="P16">given employee number.</text:p>
      <text:p text:style-name="P17">Query : <text:span text:style-name="T9">delimiter //</text:span></text:p>
      <text:p text:style-name="P41"/>
      <text:p text:style-name="P41">create procedure display (in no int)</text:p>
      <text:p text:style-name="P41">begin</text:p>
      <text:p text:style-name="P41"><text:tab/>select * from Employee where EmpNo = no;</text:p>
      <text:p text:style-name="P41">end//</text:p>
      <text:p text:style-name="P41"/>
      <text:p text:style-name="P41">delimiter ;</text:p>
      <text:p text:style-name="P41"/>
      <text:p text:style-name="P41">call display(11);</text:p>
      <text:p text:style-name="P41">+-------+---------+------+--------+---------+--------+</text:p>
      <text:p text:style-name="P41">| EmpNo | EmpName | Sex <text:s/>| Salary | Address | DeptNo |</text:p>
      <text:p text:style-name="P41">+-------+---------+------+--------+---------+--------+</text:p>
      <text:p text:style-name="P41">| <text:s text:c="3"/>11 | Jeevan <text:s/>| Male | <text:s/>51000 | Pune <text:s text:c="3"/>| <text:s text:c="3"/>101 |</text:p>
      <text:p text:style-name="P41">+-------+---------+------+--------+---------+--------+</text:p>
      <text:p text:style-name="P18"/>
      <text:p text:style-name="P18">2. Create a procedure to add details of a new employee into employee table.</text:p>
      <text:p text:style-name="P18">Query : <text:span text:style-name="T5">delimiter //</text:span></text:p>
      <text:p text:style-name="P41"/>
      <text:p text:style-name="P41">create procedure add_emp(in no int, in name varchar(10), in sex varchar(10), in salary int, in address varchar(20), in deptno int)</text:p>
      <text:p text:style-name="P41">begin</text:p>
      <text:p text:style-name="P41"><text:tab/>insert into Employee values (no, name, sex, salary, address, deptno);</text:p>
      <text:p text:style-name="P41">end//</text:p>
      <text:p text:style-name="P41"/>
      <text:p text:style-name="P41">delimiter ;</text:p>
      <text:p text:style-name="P41"/>
      <text:p text:style-name="P41">call add_emp(21, "Navin", "Male", 25000, "Pune", 101);</text:p>
      <text:p text:style-name="P41"/>
      <text:p text:style-name="P18">3. Write a procedure raise_sal which increases the salary of an employee. It accepts an employee number and salary increase amount. It uses the employee number to find the current salary from the EMPLOYEE table and update the salary.</text:p>
      <text:p text:style-name="P18">Query : <text:span text:style-name="T5">delimiter //</text:span></text:p>
      <text:p text:style-name="P41"/>
      <text:p text:style-name="P41">create procedure raise_sal(in no int, in s int)</text:p>
      <text:p text:style-name="P41">begin</text:p>
      <text:p text:style-name="P41"><text:tab/>update Employee set Salary = Salary + s where EmpNo = no;</text:p>
      <text:p text:style-name="P41">end//</text:p>
      <text:p text:style-name="P41"/>
      <text:p text:style-name="P41">delimiter ;</text:p>
      <text:p text:style-name="P41"/>
      <text:p text:style-name="P41">call raise_sal(21, 5000);</text:p>
      <text:p text:style-name="P41"/>
      <text:p text:style-name="P18"><text:soft-page-break/>4. Create a procedure to delete a record form employee table for a given employee name.</text:p>
      <text:p text:style-name="P18">Query : <text:span text:style-name="T5">delimiter //</text:span></text:p>
      <text:p text:style-name="P41"/>
      <text:p text:style-name="P41">create procedure del (in name varchar(10))</text:p>
      <text:p text:style-name="P41">begin</text:p>
      <text:p text:style-name="P41"><text:tab/>delete from Employee where EmpName = name;</text:p>
      <text:p text:style-name="P41">end//</text:p>
      <text:p text:style-name="P41"/>
      <text:p text:style-name="P41">delimiter ;</text:p>
      <text:p text:style-name="P41"/>
      <text:p text:style-name="P41">call del("Navin");</text:p>
      <text:p text:style-name="P41"/>
      <text:p text:style-name="P18">5. Write a function to display maximum salary of employees from the employee table.</text:p>
      <text:p text:style-name="P18">Query : <text:span text:style-name="T5">delimiter //</text:span></text:p>
      <text:p text:style-name="P41"/>
      <text:p text:style-name="P41">create function max()</text:p>
      <text:p text:style-name="P41">returns int DETERMINISTIC</text:p>
      <text:p text:style-name="P41">begin</text:p>
      <text:p text:style-name="P41"><text:tab/>DECLARE sal int;</text:p>
      <text:p text:style-name="P41"><text:tab/>select Salary into sal from Employee order by Salary desc limit 1;</text:p>
      <text:p text:style-name="P41"><text:tab/>return sal;</text:p>
      <text:p text:style-name="P41">end//</text:p>
      <text:p text:style-name="P41"/>
      <text:p text:style-name="P41">delimiter ;</text:p>
      <text:p text:style-name="P41"/>
      <text:p text:style-name="P41">select max ();</text:p>
      <text:p text:style-name="P41">+--------+</text:p>
      <text:p text:style-name="P41">| max () |</text:p>
      <text:p text:style-name="P41">+--------+</text:p>
      <text:p text:style-name="P41">| <text:s/>66000 |</text:p>
      <text:p text:style-name="P41">+--------+</text:p>
      <text:p text:style-name="P41"/>
      <text:p text:style-name="P18">6. Write a function to display the number of employees working in the Organization.</text:p>
      <text:p text:style-name="P18">Query : <text:span text:style-name="T5">delimiter //</text:span></text:p>
      <text:p text:style-name="P41">create function cnt()</text:p>
      <text:p text:style-name="P41">returns int DETERMINISTIC</text:p>
      <text:p text:style-name="P41">begin</text:p>
      <text:p text:style-name="P41"><text:tab/>DECLARE cnt int;</text:p>
      <text:p text:style-name="P41"><text:tab/>select count(*) into cnt from Employee;</text:p>
      <text:p text:style-name="P41"><text:tab/>return cnt;</text:p>
      <text:p text:style-name="P41">end//</text:p>
      <text:p text:style-name="P41">delimiter ;</text:p>
      <text:p text:style-name="P41"/>
      <text:p text:style-name="P41">select cnt();</text:p>
      <text:p text:style-name="P41">+-------+</text:p>
      <text:p text:style-name="P41">| cnt() |</text:p>
      <text:p text:style-name="P41">+-------+</text:p>
      <text:p text:style-name="P41">| <text:s text:c="3"/>10 |</text:p>
      <text:p text:style-name="P41">+-------+</text:p>
      <text:p text:style-name="P18"><text:soft-page-break/>7. Write a function to display salary of an employee with the given employee number.</text:p>
      <text:p text:style-name="P18">Query : <text:span text:style-name="T5">delimiter //</text:span></text:p>
      <text:p text:style-name="P41"/>
      <text:p text:style-name="P41">create function disp(no int)</text:p>
      <text:p text:style-name="P41">returns int DETERMINISTIC</text:p>
      <text:p text:style-name="P41">begin</text:p>
      <text:p text:style-name="P41"><text:tab/>DECLARE sal int;</text:p>
      <text:p text:style-name="P41"><text:tab/>select Salary into sal from Employee where EmpNo = no;</text:p>
      <text:p text:style-name="P41"><text:tab/>return sal;</text:p>
      <text:p text:style-name="P41">end//</text:p>
      <text:p text:style-name="P41"/>
      <text:p text:style-name="P41">delimiter ;</text:p>
      <text:p text:style-name="P41"/>
      <text:p text:style-name="P41">select disp(11);</text:p>
      <text:p text:style-name="P41">+----------+</text:p>
      <text:p text:style-name="P41">| disp(11) |</text:p>
      <text:p text:style-name="P41">+----------+</text:p>
      <text:p text:style-name="P41">| <text:s text:c="3"/>51000 |</text:p>
      <text:p text:style-name="P41">+----------+</text:p>
      <text:p text:style-name="P41"/>
      <text:p text:style-name="P18">8. Write a function average which takes DeptNo as input argument and returns the average salary received by the employee in the given department.</text:p>
      <text:p text:style-name="P18">Query : <text:span text:style-name="T5">delimiter //</text:span></text:p>
      <text:p text:style-name="P41"/>
      <text:p text:style-name="P41">create function avgsal(dno int)</text:p>
      <text:p text:style-name="P41">returns int DETERMINISTIC</text:p>
      <text:p text:style-name="P41">begin</text:p>
      <text:p text:style-name="P41"><text:tab/>DECLARE sal int;</text:p>
      <text:p text:style-name="P41"><text:tab/>select avg(Salary) into sal from Employee where DeptNo = dno;</text:p>
      <text:p text:style-name="P41"><text:tab/>return sal;</text:p>
      <text:p text:style-name="P41">end//</text:p>
      <text:p text:style-name="P41"/>
      <text:p text:style-name="P41">delimiter ;</text:p>
      <text:p text:style-name="P41"/>
      <text:p text:style-name="P41">select avgsal(101);</text:p>
      <text:p text:style-name="P41">+-------------+ <text:s text:c="10"/></text:p>
      <text:p text:style-name="P41">| avgsal(101) | <text:s text:c="10"/></text:p>
      <text:p text:style-name="P41">+-------------+ <text:s text:c="10"/></text:p>
      <text:p text:style-name="P41">| <text:s text:c="6"/>50000 | <text:s text:c="10"/></text:p>
      <text:p text:style-name="P41">+-------------+</text:p>
      <text:p text:style-name="P41"/>
      <text:p text:style-name="P18">9. Write a procedure which takes the DeptNo as input parameter and lists the names of all</text:p>
      <text:p text:style-name="P18">employees belonging to that department.</text:p>
      <text:p text:style-name="P18">Query : <text:span text:style-name="T5">delimiter //</text:span></text:p>
      <text:p text:style-name="P41"/>
      <text:p text:style-name="P41">create procedure dispdept (in dno int)</text:p>
      <text:p text:style-name="P41">begin</text:p>
      <text:p text:style-name="P41"><text:tab/>select EmpName from Employee where DeptNo = dno;</text:p>
      <text:p text:style-name="P41">end//</text:p>
      <text:p text:style-name="P41"><text:soft-page-break/></text:p>
      <text:p text:style-name="P41">delimiter ;</text:p>
      <text:p text:style-name="P41"/>
      <text:p text:style-name="P41">call dispdept (102);</text:p>
      <text:p text:style-name="P41">+---------+</text:p>
      <text:p text:style-name="P41">| EmpName |</text:p>
      <text:p text:style-name="P41">+---------+</text:p>
      <text:p text:style-name="P41">| Boro <text:s text:c="3"/>|</text:p>
      <text:p text:style-name="P41">| Amalan <text:s/>|</text:p>
      <text:p text:style-name="P41">+---------+</text:p>
      <text:p text:style-name="P41"/>
      <text:p text:style-name="P18">10. Write procedure that lists the highest salary drawn by an employee in each of the departments. It should make use of a named procedure dept_highest which finds the highest salary drawn by an employee for the given department.</text:p>
      <text:p text:style-name="P18">Query : <text:span text:style-name="T5">delimiter //</text:span></text:p>
      <text:p text:style-name="P41"/>
      <text:p text:style-name="P41">create procedure maxdept (in dno int, out sal int)</text:p>
      <text:p text:style-name="P41">begin</text:p>
      <text:p text:style-name="P41"><text:tab/>select max(Salary) into sal from Employee where DeptNo = dno;</text:p>
      <text:p text:style-name="P41">end//</text:p>
      <text:p text:style-name="P41"/>
      <text:p text:style-name="P41">create procedure maxemp ()</text:p>
      <text:p text:style-name="P41">begin</text:p>
      <text:p text:style-name="P41"><text:tab/>select d.*, e.Salary from Employee e, Departmant d where d.DeptNo = e.DeptNo and e.Salary = <text:s/>maxdept (d.DeptNo);</text:p>
      <text:p text:style-name="P41">end//</text:p>
      <text:p text:style-name="P41"/>
      <text:p text:style-name="P41">delimiter ;</text:p>
      <text:p text:style-name="P41"/>
      <text:p text:style-name="P26">11. Write a function that will display the number of employees with salary more than 50k.</text:p>
      <text:p text:style-name="P26">Query : <text:span text:style-name="T5">delimiter //</text:span></text:p>
      <text:p text:style-name="P42"/>
      <text:p text:style-name="P42">create function noemp()</text:p>
      <text:p text:style-name="P42">returns int DETERMINISTIC</text:p>
      <text:p text:style-name="P42">begin</text:p>
      <text:p text:style-name="P42"><text:tab/>DECLARE no int;</text:p>
      <text:p text:style-name="P42"><text:tab/>select count(*) into no from Employee where Salary &gt; 50000;</text:p>
      <text:p text:style-name="P42"><text:tab/>return no;</text:p>
      <text:p text:style-name="P42">end//</text:p>
      <text:p text:style-name="P42"/>
      <text:p text:style-name="P42">delimiter ;</text:p>
      <text:p text:style-name="P42"/>
      <text:p text:style-name="P42">select noemp();</text:p>
      <text:p text:style-name="P42">+---------+</text:p>
      <text:p text:style-name="P42">| noemp() |</text:p>
      <text:p text:style-name="P42">+---------+</text:p>
      <text:p text:style-name="P42">| <text:s text:c="6"/>5 |</text:p>
      <text:p text:style-name="P42">+---------+</text:p>
      <text:p text:style-name="P42"/>
      <text:p text:style-name="P26"><text:soft-page-break/>12. Write a function that will display the count of the number of employees working in Chennai.</text:p>
      <text:p text:style-name="P26">Query : <text:span text:style-name="T5">delimiter //</text:span></text:p>
      <text:p text:style-name="P42"/>
      <text:p text:style-name="P42">create function empcnt()</text:p>
      <text:p text:style-name="P42">returns int DETERMINISTIC</text:p>
      <text:p text:style-name="P42">begin</text:p>
      <text:p text:style-name="P42"><text:tab/>DECLARE no int;</text:p>
      <text:p text:style-name="P42"><text:tab/>select count(*) into no from Employee e, Departmant d where e.DeptNo = d.DeptNo and d.Location = "Pune";</text:p>
      <text:p text:style-name="P42"><text:tab/>return no;</text:p>
      <text:p text:style-name="P42">end//</text:p>
      <text:p text:style-name="P42"/>
      <text:p text:style-name="P42">delimiter ;</text:p>
      <text:p text:style-name="P42"/>
      <text:p text:style-name="P42">select empcnt();</text:p>
      <text:p text:style-name="P42">+----------+</text:p>
      <text:p text:style-name="P42">| empcnt() |</text:p>
      <text:p text:style-name="P42">+----------+</text:p>
      <text:p text:style-name="P42">| <text:s text:c="7"/>2 |</text:p>
      <text:p text:style-name="P42">+----------+</text:p>
      <text:p text:style-name="P82"><text:span text:style-name="T29">Experiment</text:span> No. <text:span text:style-name="T28">5</text:span></text:p>
      <text:p text:style-name="P45"/>
      <text:list xml:id="list1922349914418255286" text:style-name="L19">
        <text:list-item>
          <text:p text:style-name="P61"><text:span text:style-name="T19">Working with Triggers</text:span></text:p>
        </text:list-item>
      </text:list>
      <text:p text:style-name="P62"><text:span text:style-name="T19"/></text:p>
      <text:p text:style-name="P63"><text:span text:style-name="T20">Employee Schema</text:span></text:p>
      <text:p text:style-name="P63"><text:span text:style-name="T20">Employee (Empid, Lastname, Firstname, Email, Department, designation, DOJ, phone_no)</text:span></text:p>
      <text:p text:style-name="P63"><text:span text:style-name="T20"/></text:p>
      <text:p text:style-name="P69"><text:span text:style-name="T20">Table Creation :</text:span></text:p>
      <text:p text:style-name="P63"><text:span text:style-name="T20"/></text:p>
      <text:p text:style-name="P64"><text:span text:style-name="T20">CREATE TABLE Employee ( Empid INT NOT NULL PRIMARY KEY, Lastname VARCHAR(30), Firstname VARCHAR(30), Email VARCHAR(30), Department VARCHAR(10), designation VARCHAR(10), DOJ </text:span><text:span text:style-name="T22">VARCHAR(10)</text:span><text:span text:style-name="T20">, phoneno VARCHAR(15));</text:span></text:p>
      <text:p text:style-name="P63"/>
      <text:p text:style-name="P70"><text:span text:style-name="T20">1. Create a trigger which will calculate the number of rows we have inserted till now.</text:span></text:p>
      <text:p text:style-name="P70"><text:span text:style-name="T20">Query : </text:span></text:p>
      <text:p text:style-name="P65"><text:span text:style-name="T20">delimiter //</text:span></text:p>
      <text:p text:style-name="P65"><text:span text:style-name="T20"/></text:p>
      <text:p text:style-name="P70"><text:span text:style-name="T24">CREATE TRIGGER no_of_employee_record</text:span></text:p>
      <text:p text:style-name="P70"><text:span text:style-name="T24">AFTER INSERT ON Employee</text:span></text:p>
      <text:p text:style-name="P70"><text:span text:style-name="T24">FOR EACH ROW</text:span></text:p>
      <text:p text:style-name="P70"><text:span text:style-name="T24">BEGIN</text:span></text:p>
      <text:p text:style-name="P70"><text:span text:style-name="T24"><text:tab/>SET @no_of_rows = (SELECT COUNT(*) FROM Employee);</text:span></text:p>
      <text:p text:style-name="P70"><text:span text:style-name="T24">END//</text:span></text:p>
      <text:p text:style-name="P70"><text:span text:style-name="T24"/></text:p>
      <text:p text:style-name="P65"><text:span text:style-name="T20">delimiter ;</text:span></text:p>
      <text:p text:style-name="P65"><text:span text:style-name="T20"/></text:p>
      <text:p text:style-name="P70"><text:span text:style-name="T20">2. Create a trigger that displays a message prior to an insert operation on the Employee table.</text:span></text:p>
      <text:p text:style-name="P70"><text:span text:style-name="T20">3. Create a Trigger that adds “+91” to all Phone numbers in the Employee table.</text:span></text:p>
      <text:p text:style-name="P70"><text:span text:style-name="T20">Test and see if the Trigger works properly by inserting and updating some data in the table.</text:span></text:p>
      <text:p text:style-name="P70"><text:span text:style-name="T20">4. write a trigger to ensure that employee table does not contain duplicate or null values in the</text:span></text:p>
      <text:p text:style-name="P70"><text:span text:style-name="T20">Firstname column.</text:span></text:p>
      <text:p text:style-name="P70"><text:span text:style-name="T20">5. Create a trigger that whenever an insert, update, or delete operation occurs on the</text:span></text:p>
      <text:p text:style-name="P70"><text:span text:style-name="T20">Employee table, a row is added to the Employeelog table recording the date, user, and action.</text:span></text:p>
      <text:p text:style-name="P70"><text:span text:style-name="T20">6. Create a trigger to insert Employee details into Employee table only if DOJ &gt; 2018.</text:span></text:p>
      <text:p text:style-name="P70"><text:span text:style-name="T20">7. Create a trigger to prevent any Employee named John to be inserted into the table.</text:span></text:p>
      <text:p text:style-name="P80"><text:span text:style-name="T20">8. Create a trigger to raise an exception if the empid is changed.</text:span></text:p>
      <text:p text:style-name="P81"><text:span text:style-name="T20">9. Create a trigger when someone tried to insert a value into a Employees table values are</text:span></text:p>
      <text:p text:style-name="P81"><text:span text:style-name="T20">inserted into views.</text:span></text:p>
      <text:p text:style-name="P70"><text:span text:style-name="T20"/></text:p>
      <text:p text:style-name="P65"><text:span text:style-name="T20">CREATE TABLE </text:span><text:span text:style-name="T21">employee</text:span><text:span text:style-name="T20">log ( date DATE, User VARCHAR(20),Action VARCHAR(15));</text:span></text:p>
      <text:p text:style-name="P65"><text:span text:style-name="T20"/></text:p>
      <text:p text:style-name="P67"><text:span text:style-name="T20">delimiter //</text:span></text:p>
      <text:p text:style-name="P65"><text:span text:style-name="T20"/></text:p>
      <text:p text:style-name="P68"><text:span text:style-name="T20">CREATE TRIGGER Trigger_Insert</text:span></text:p>
      <text:p text:style-name="P68"><text:span text:style-name="T20">BEFORE INSERT ON Employee</text:span></text:p>
      <text:p text:style-name="P68"><text:span text:style-name="T20">FOR EACH ROW</text:span></text:p>
      <text:p text:style-name="P68"><text:span text:style-name="T20">BEGIN</text:span></text:p>
      <text:p text:style-name="P68"><text:span text:style-name="T20"/></text:p>
      <text:p text:style-name="P68"><text:soft-page-break/><text:span text:style-name="T20"><text:tab/># Question 3</text:span></text:p>
      <text:p text:style-name="P68"><text:span text:style-name="T20"><text:tab/>IF (SUBSTR(NEW.phoneno,1,1) &lt;&gt; '+') THEN</text:span></text:p>
      <text:p text:style-name="P68"><text:span text:style-name="T20"><text:tab/><text:tab/>SET NEW.phoneno = CONCAT('+91 ',NEW.phoneno);</text:span></text:p>
      <text:p text:style-name="P68"><text:span text:style-name="T20"><text:tab/>END IF;</text:span></text:p>
      <text:p text:style-name="P68"><text:span text:style-name="T20"><text:tab/></text:span></text:p>
      <text:p text:style-name="P68"><text:span text:style-name="T20"><text:tab/># Question 6</text:span></text:p>
      <text:p text:style-name="P68"><text:span text:style-name="T20"><text:tab/>IF(NEW.DOJ &gt;= 2018) THEN</text:span></text:p>
      <text:p text:style-name="P68"><text:span text:style-name="T20"><text:tab/><text:tab/>SET @MESSAGE_TEXT = 'Error: DOJ &gt;= 2018';</text:span></text:p>
      <text:p text:style-name="P68"><text:span text:style-name="T20"><text:tab/><text:tab/>SET NEW.Empid = NULL;</text:span></text:p>
      <text:p text:style-name="P68"><text:span text:style-name="T20"><text:tab/>ELSE</text:span></text:p>
      <text:p text:style-name="P68"><text:span text:style-name="T20"><text:tab/><text:tab/># Question 7</text:span></text:p>
      <text:p text:style-name="P68"><text:span text:style-name="T20"><text:tab/><text:tab/>IF(NEW.Firstname = 'John') THEN</text:span></text:p>
      <text:p text:style-name="P68"><text:span text:style-name="T20"><text:tab/><text:tab/><text:tab/>SET @MESSAGE_TEXT = 'Error: Firstname is John';</text:span></text:p>
      <text:p text:style-name="P68"><text:span text:style-name="T20"><text:tab/><text:tab/><text:tab/>SET NEW.Empid = NULL;</text:span></text:p>
      <text:p text:style-name="P68"><text:span text:style-name="T20"><text:tab/><text:tab/>ELSE</text:span></text:p>
      <text:p text:style-name="P68"><text:span text:style-name="T20"><text:tab/><text:tab/><text:tab/># Question 4</text:span></text:p>
      <text:p text:style-name="P68"><text:span text:style-name="T20"><text:tab/><text:tab/><text:tab/>IF(NEW.FirstName = '') THEN</text:span></text:p>
      <text:p text:style-name="P68"><text:span text:style-name="T20"><text:tab/><text:tab/><text:tab/><text:tab/>SET @MESSAGE_TEXT = 'Error: Firstname is NULL';</text:span></text:p>
      <text:p text:style-name="P68"><text:span text:style-name="T20"><text:tab/><text:tab/><text:tab/><text:tab/>SET NEW.Empid = NULL;</text:span></text:p>
      <text:p text:style-name="P68"><text:span text:style-name="T20"><text:tab/><text:tab/><text:tab/>ELSE</text:span></text:p>
      <text:p text:style-name="P68"><text:span text:style-name="T20"><text:tab/><text:tab/><text:tab/><text:tab/># Question 2</text:span></text:p>
      <text:p text:style-name="P68"><text:span text:style-name="T20"><text:tab/><text:tab/><text:tab/><text:tab/>SET @MESSAGE_TEXT = 'Alert: Inserting';</text:span></text:p>
      <text:p text:style-name="P68"><text:span text:style-name="T20"><text:tab/><text:tab/><text:tab/><text:tab/># Question 5</text:span></text:p>
      <text:p text:style-name="P68"><text:span text:style-name="T20"><text:tab/><text:tab/><text:tab/><text:tab/>INSERT INTO employeelog VALUES(CURDATE(), CURRENT_USER(), 'Inserting');</text:span></text:p>
      <text:p text:style-name="P68"><text:span text:style-name="T20"><text:tab/><text:tab/><text:tab/>END IF;</text:span></text:p>
      <text:p text:style-name="P68"><text:span text:style-name="T20"><text:tab/><text:tab/>END IF;</text:span></text:p>
      <text:p text:style-name="P68"><text:span text:style-name="T20"><text:tab/>END IF;</text:span></text:p>
      <text:p text:style-name="P68"><text:span text:style-name="T20">END//</text:span></text:p>
      <text:p text:style-name="P66"><text:span text:style-name="T20"/></text:p>
      <text:p text:style-name="P66"><text:span text:style-name="T20"/></text:p>
      <text:p text:style-name="P66"><text:span text:style-name="T20">CREATE TRIGGER Trigger_Delete</text:span></text:p>
      <text:p text:style-name="P66"><text:span text:style-name="T20">BEFORE DELETE ON Employee</text:span></text:p>
      <text:p text:style-name="P66"><text:span text:style-name="T20">FOR EACH ROW</text:span></text:p>
      <text:p text:style-name="P66"><text:span text:style-name="T20">BEGIN</text:span></text:p>
      <text:p text:style-name="P66"><text:span text:style-name="T20"><text:tab/>INSERT INTO employeelog VALUES(CURDATE(), CURRENT_USER(), 'Deleting');</text:span></text:p>
      <text:p text:style-name="P66"><text:span text:style-name="T20">END//</text:span></text:p>
      <text:p text:style-name="P66"><text:span text:style-name="T20"/></text:p>
      <text:p text:style-name="P66"><text:span text:style-name="T20"/></text:p>
      <text:p text:style-name="P66"><text:span text:style-name="T20">CREATE TRIGGER Trigger_Update</text:span></text:p>
      <text:p text:style-name="P66"><text:span text:style-name="T20">BEFORE UPDATE ON Employee</text:span></text:p>
      <text:p text:style-name="P66"><text:span text:style-name="T20">FOR EACH ROW</text:span></text:p>
      <text:p text:style-name="P66"><text:span text:style-name="T20">BEGIN</text:span></text:p>
      <text:p text:style-name="P66"><text:span text:style-name="T20"><text:tab/>INSERT INTO employeelog VALUES(CURDATE(), CURRENT_USER(), 'Updating');</text:span></text:p>
      <text:p text:style-name="P66"><text:span text:style-name="T20">END//</text:span></text:p>
      <text:p text:style-name="P66"><text:span text:style-name="T20"/></text:p>
      <text:p text:style-name="P67"><text:span text:style-name="T20">delimiter ;</text:span></text:p>
      <text:p text:style-name="P67"><text:span text:style-name="T20"/></text:p>
      <text:p text:style-name="P67"><text:span text:style-name="T20"/></text:p>
      <text:p text:style-name="P71"><text:soft-page-break/><text:span text:style-name="T20">Queries : </text:span></text:p>
      <text:p text:style-name="P71"><text:span text:style-name="T24"/></text:p>
      <text:p text:style-name="P71"><text:span text:style-name="T24">mysql&gt;INSERT INTO Employee VALUES(1001, 'Patil', 'Jeevan', 'patiljeevanr@gmail.com', 'CSE', 'Developer', '1994', '9876543210');</text:span></text:p>
      <text:p text:style-name="P71"><text:span text:style-name="T24"/></text:p>
      <text:p text:style-name="P71"><text:span text:style-name="T24"/></text:p>
      <text:p text:style-name="P71"><text:span text:style-name="T24">mysql&gt;select * from Employee;</text:span></text:p>
      <text:p text:style-name="P71"><text:span text:style-name="T24">+-------+----------+-----------+------------------------+------------+-------------+------------+----------------+</text:span></text:p>
      <text:p text:style-name="P71"><text:span text:style-name="T24">| Empid | Lastname | Firstname | Email <text:s text:c="17"/>| Department | designation | DOJ <text:s text:c="7"/>| phoneno <text:s text:c="7"/>|</text:span></text:p>
      <text:p text:style-name="P71"><text:span text:style-name="T24">+-------+----------+-----------+------------------------+------------+-------------+------------+----------------+</text:span></text:p>
      <text:p text:style-name="P71"><text:span text:style-name="T24">| <text:s/>1001 | Patil <text:s text:c="3"/>| Jeevan <text:s text:c="3"/>| patiljeevanr@gmail.com | CSE <text:s text:c="7"/>| Developer <text:s text:c="2"/>| 1994 | +91 9876543210 |</text:span></text:p>
      <text:p text:style-name="P71"><text:span text:style-name="T24">+-------+----------+-----------+------------------------+------------+-------------+------------+----------------+</text:span></text:p>
      <text:p text:style-name="P71"><text:span text:style-name="T24"/></text:p>
      <text:p text:style-name="P71"><text:span text:style-name="T24">mysql&gt; select @MESSAGE_TEXT;</text:span></text:p>
      <text:p text:style-name="P71"><text:span text:style-name="T24">+------------------+</text:span></text:p>
      <text:p text:style-name="P71"><text:span text:style-name="T24">| @MESSAGE_TEXT |</text:span></text:p>
      <text:p text:style-name="P71"><text:span text:style-name="T24">+------------------+</text:span></text:p>
      <text:p text:style-name="P71"><text:span text:style-name="T24">| Alert: Inserting |</text:span></text:p>
      <text:p text:style-name="P71"><text:span text:style-name="T24">+------------------+</text:span></text:p>
      <text:p text:style-name="P71"><text:span text:style-name="T24"/></text:p>
      <text:p text:style-name="P76"><text:span text:style-name="T24">mysql&gt;INSERT INTO Employee VALUES(1001, 'Patil', 'John', 'patiljeevanr@gmail.com', 'CSE', 'Developer', '1994', '9876543210');</text:span></text:p>
      <text:p text:style-name="P78"><text:span text:style-name="T24">ERROR 1048 (23000): Column 'Empid' cannot be null</text:span></text:p>
      <text:p text:style-name="P76"><text:span text:style-name="T24"/></text:p>
      <text:p text:style-name="P76"><text:span text:style-name="T24">mysql&gt;select @MESSAGE_TEXT;</text:span></text:p>
      <text:p text:style-name="P76"><text:span text:style-name="T24">+--------------------------+</text:span></text:p>
      <text:p text:style-name="P76"><text:span text:style-name="T24">| @MESSAGE_TEXT <text:s text:c="3"/>|</text:span></text:p>
      <text:p text:style-name="P76"><text:span text:style-name="T24">+--------------------------+</text:span></text:p>
      <text:p text:style-name="P76"><text:span text:style-name="T24">| Error: Firstname is John |</text:span></text:p>
      <text:p text:style-name="P76"><text:span text:style-name="T24">+--------------------------+</text:span></text:p>
      <text:p text:style-name="P72"><text:span text:style-name="T24"/></text:p>
      <text:p text:style-name="P76"><text:span text:style-name="T24">mysql&gt;INSERT INTO Employee VALUES(1002, 'Patil', 'John', 'patiljeevanr@gmail.com', 'CSE', 'Developer', '2018', '9876543210');</text:span></text:p>
      <text:p text:style-name="P78"><text:span text:style-name="T24">ERROR 1048 (23000): Column 'Empid' cannot be null</text:span></text:p>
      <text:p text:style-name="P76"><text:span text:style-name="T24"/></text:p>
      <text:p text:style-name="P76"><text:span text:style-name="T24">mysql&gt;select @MESSAGE_TEXT;</text:span></text:p>
      <text:p text:style-name="P76"><text:span text:style-name="T24">+--------------------+</text:span></text:p>
      <text:p text:style-name="P76"><text:span text:style-name="T24">| @MESSAGE_TEXT|</text:span></text:p>
      <text:p text:style-name="P76"><text:span text:style-name="T24">+--------------------+</text:span></text:p>
      <text:p text:style-name="P76"><text:span text:style-name="T24">| Error: DOJ &gt;= 2018 |</text:span></text:p>
      <text:p text:style-name="P76"><text:span text:style-name="T24">+--------------------+</text:span></text:p>
      <text:p text:style-name="P72"><text:span text:style-name="T24"/></text:p>
      <text:p text:style-name="P76"><text:span text:style-name="T24">mysql&gt; INSERT INTO Employee VALUES(1002, 'Patil', 'Akshay', 'akshay@gmail.com', 'CSE', 'Developer', '1995', '9876543210');</text:span></text:p>
      <text:p text:style-name="P76"><text:span text:style-name="T24"/></text:p>
      <text:p text:style-name="P76"><text:span text:style-name="T24"/></text:p>
      <text:p text:style-name="P76"><text:span text:style-name="T24"/></text:p>
      <text:p text:style-name="P76"><text:span text:style-name="T24"/></text:p>
      <text:p text:style-name="P76"><text:span text:style-name="T24"/></text:p>
      <text:p text:style-name="P76"><text:soft-page-break/><text:span text:style-name="T24">mysql&gt; select * from employeelog;</text:span></text:p>
      <text:p text:style-name="P76"><text:span text:style-name="T24">+------------+----------------+-----------+</text:span></text:p>
      <text:p text:style-name="P76"><text:span text:style-name="T24">| date <text:s text:c="6"/>| User <text:s text:c="10"/>| Action <text:s text:c="3"/>|</text:span></text:p>
      <text:p text:style-name="P76"><text:span text:style-name="T24">+------------+----------------+-----------+</text:span></text:p>
      <text:p text:style-name="P76"><text:span text:style-name="T24">| 2018-04-07 | root@localhost | Inserting |</text:span></text:p>
      <text:p text:style-name="P76"><text:span text:style-name="T24">| 2018-04-07 | root@localhost | Inserting |</text:span></text:p>
      <text:p text:style-name="P76"><text:span text:style-name="T24">+------------+----------------+-----------+</text:span></text:p>
      <text:p text:style-name="P76"><text:span text:style-name="T24"/></text:p>
      <text:p text:style-name="P76"><text:span text:style-name="T24">mysql&gt; select @no_of_rows;</text:span></text:p>
      <text:p text:style-name="P76"><text:span text:style-name="T24">+-------------+</text:span></text:p>
      <text:p text:style-name="P76"><text:span text:style-name="T24">| @no_of_rows |</text:span></text:p>
      <text:p text:style-name="P76"><text:span text:style-name="T24">+-------------+</text:span></text:p>
      <text:p text:style-name="P76"><text:span text:style-name="T24">| <text:s text:c="10"/>2 <text:s text:c="6"/>|</text:span></text:p>
      <text:p text:style-name="P76"><text:span text:style-name="T24">+-------------+</text:span></text:p>
      <text:p text:style-name="P72"><text:span text:style-name="T24"/></text:p>
      <text:p text:style-name="P77"><text:span text:style-name="T24">mysql&gt; select * from Employee;</text:span></text:p>
      <text:p text:style-name="P77"><text:span text:style-name="T24">+-------+----------+-----------+------------------------+------------+-------------+------+----------------+</text:span></text:p>
      <text:p text:style-name="P77"><text:span text:style-name="T24">| Empid | Lastname | Firstname | Email <text:s text:c="17"/>| Department | designation | DOJ <text:s/>| phoneno <text:s text:c="7"/>|</text:span></text:p>
      <text:p text:style-name="P77"><text:span text:style-name="T24">+-------+----------+-----------+------------------------+------------+-------------+------+----------------+</text:span></text:p>
      <text:p text:style-name="P77"><text:span text:style-name="T24">| <text:s/>1001 | Patil <text:s text:c="3"/>| Jeevan <text:s text:c="3"/>| patiljeevanr@gmail.com | CSE <text:s text:c="7"/>| Developer <text:s text:c="2"/>| 1994 | +91 9876543210 |</text:span></text:p>
      <text:p text:style-name="P77"><text:span text:style-name="T24">| <text:s/>1002 | Patil <text:s text:c="3"/>| Akshay <text:s text:c="3"/>| akshay@gmail.com <text:s text:c="6"/>| CSE <text:s text:c="7"/>| Developer <text:s text:c="2"/>| 1995 | +91 9876543210 |</text:span></text:p>
      <text:p text:style-name="P77"><text:span text:style-name="T24">+-------+----------+-----------+------------------------+------------+-------------+------+----------------+</text:span></text:p>
      <text:p text:style-name="P73"><text:span text:style-name="T24"/></text:p>
      <text:p text:style-name="P79"><text:span text:style-name="T24">mysql&gt; INSERT INTO Employee VALUES(1002, 'Patil', '', 'akshay@gmail.com', 'CSE', 'Developer', '1995', '9876543210');</text:span></text:p>
      <text:p text:style-name="P79"><text:span text:style-name="T24">ERROR 1048 (23000): Column 'Empid' cannot be null</text:span></text:p>
      <text:p text:style-name="P79"><text:span text:style-name="T24">mysql&gt; select @MESSAGE_TEXT;</text:span></text:p>
      <text:p text:style-name="P79"><text:span text:style-name="T24">+--------------------------+</text:span></text:p>
      <text:p text:style-name="P79"><text:span text:style-name="T24">| @MESSAGE_TEXT <text:s text:c="11"/>|</text:span></text:p>
      <text:p text:style-name="P79"><text:span text:style-name="T24">+--------------------------+</text:span></text:p>
      <text:p text:style-name="P79"><text:span text:style-name="T24">| Error: Firstname is NULL |</text:span></text:p>
      <text:p text:style-name="P79"><text:span text:style-name="T24">+--------------------------+</text:span></text:p>
      <text:p text:style-name="P74"><text:span text:style-name="T24"/></text:p>
      <text:p text:style-name="P80"><text:span text:style-name="T24">mysql&gt; update Employee SET Empid = 1001 where Empid = 1001;</text:span></text:p>
      <text:p text:style-name="P80"><text:span text:style-name="T24">ERROR 1048 (23000): Column 'Empid' cannot be null</text:span></text:p>
      <text:p text:style-name="P80"><text:span text:style-name="T24">mysql&gt; select @MESSAGE_TEXT;</text:span></text:p>
      <text:p text:style-name="P80"><text:span text:style-name="T24">+-----------------------+</text:span></text:p>
      <text:p text:style-name="P80"><text:span text:style-name="T24">| @MESSAGE_TEXT <text:s text:c="8"/>|</text:span></text:p>
      <text:p text:style-name="P80"><text:span text:style-name="T24">+-----------------------+</text:span></text:p>
      <text:p text:style-name="P80"><text:span text:style-name="T24">| Error: Empid is wrong |</text:span></text:p>
      <text:p text:style-name="P80"><text:span text:style-name="T24">+-----------------------+</text:span></text:p>
      <text:p text:style-name="P75"><text:span text:style-name="T24"/></text:p>
      <text:p text:style-name="P80"><text:span text:style-name="T24"/></text:p>
      <text:p text:style-name="P83">Experiment No. 6</text:p>
      <text:p text:style-name="P43"/>
      <text:list xml:id="list7113847042714736141" text:style-name="L1">
        <text:list-item>
          <text:p text:style-name="P47"><text:span text:style-name="T18">Working with PHP &amp; MySQL</text:span></text:p>
        </text:list-item>
      </text:list>
      <text:p text:style-name="P44"/>
      <text:p text:style-name="P44">Design an online E-Banking system for Deposit and withdrawal of funds using HTML, PHP and MySQL. Implement insertion, update and display details module</text:p>
      <text:p text:style-name="P44"/>
      <text:p text:style-name="P43">Customer (acc_no, name, branch-name, balance).</text:p>
      <text:p text:style-name="P43"/>
      <text:list xml:id="list8299366516974865555" text:style-name="L17">
        <text:list-item>
          <text:p text:style-name="P60"><text:span text:style-name="T18">HTML Code :</text:span></text:p>
        </text:list-item>
      </text:list>
      <text:p text:style-name="P44"/>
      <text:p text:style-name="P43">&lt;html&gt;</text:p>
      <text:p text:style-name="P43"><text:tab/>&lt;head&gt;</text:p>
      <text:p text:style-name="P43"><text:tab/><text:tab/>&lt;title&gt;</text:p>
      <text:p text:style-name="P43"><text:tab/><text:tab/><text:tab/>MySQL and PHP connection Assignment </text:p>
      <text:p text:style-name="P43"><text:tab/><text:tab/>&lt;/title&gt;</text:p>
      <text:p text:style-name="P43"><text:tab/>&lt;/head&gt;</text:p>
      <text:p text:style-name="P43"><text:tab/>&lt;body&gt;</text:p>
      <text:p text:style-name="P43"><text:tab/><text:tab/>&lt;form action="phppage.php" method="POST"&gt;</text:p>
      <text:p text:style-name="P43"><text:tab/><text:tab/><text:tab/>Account No. : &lt;input type="text" name="acc_no" onfocus="this.value=''"&gt;&lt;br&gt;</text:p>
      <text:p text:style-name="P43"><text:tab/><text:tab/><text:tab/>Name : &lt;input type="text" name="name" onfocus="this.value=''"&gt;&lt;br&gt;</text:p>
      <text:p text:style-name="P43"><text:tab/><text:tab/><text:tab/>Branch : &lt;input type="text" name="branch" onfocus="this.value=''"&gt;&lt;br&gt;</text:p>
      <text:p text:style-name="P43"><text:tab/><text:tab/><text:tab/>Balance : &lt;input type="text" name="balance" onfocus="this.value=''"&gt;&lt;br&gt;</text:p>
      <text:p text:style-name="P43"><text:tab/><text:tab/><text:tab/>&lt;input type="submit" value="Insert"&gt;</text:p>
      <text:p text:style-name="P43"><text:tab/><text:tab/>&lt;/form&gt;</text:p>
      <text:p text:style-name="P43"><text:tab/><text:tab/>&lt;form action="phppage1.php" method="POST"&gt;</text:p>
      <text:p text:style-name="P43"><text:tab/><text:tab/><text:tab/>Account No. : &lt;input type="text" name="acc_no" onfocus="this.value=''"&gt;&lt;br&gt;</text:p>
      <text:p text:style-name="P43"><text:tab/><text:tab/><text:tab/>Name : &lt;input type="text" name="name" onfocus="this.value=''"&gt;&lt;br&gt;</text:p>
      <text:p text:style-name="P43"><text:tab/><text:tab/><text:tab/>Branch : &lt;input type="text" name="branch" onfocus="this.value=''"&gt;&lt;br&gt;</text:p>
      <text:p text:style-name="P43"><text:tab/><text:tab/><text:tab/>Balance : &lt;input type="text" name="balance" onfocus="this.value=''"&gt;&lt;br&gt;</text:p>
      <text:p text:style-name="P43"><text:tab/><text:tab/><text:tab/>&lt;input type="submit" value="Update"&gt;</text:p>
      <text:p text:style-name="P43"><text:tab/><text:tab/>&lt;/form&gt;</text:p>
      <text:p text:style-name="P43"><text:tab/><text:tab/>&lt;form action="phppage2.php" method="POST"&gt;</text:p>
      <text:p text:style-name="P43"><text:tab/><text:tab/><text:tab/>Account No. : &lt;input type="text" name="acc_no" onfocus="this.value=''"&gt;&lt;br&gt;</text:p>
      <text:p text:style-name="P43"><text:tab/><text:tab/><text:tab/>&lt;input type="submit" value="Show"&gt;</text:p>
      <text:p text:style-name="P43"><text:tab/><text:tab/>&lt;/form&gt;</text:p>
      <text:p text:style-name="P43"><text:tab/><text:tab/>&lt;form action="phppage3.php" method="POST"&gt;</text:p>
      <text:p text:style-name="P43"><text:tab/><text:tab/><text:tab/></text:p>
      <text:p text:style-name="P43"><text:tab/><text:tab/><text:tab/>&lt;input type="submit" value="Show All"&gt;</text:p>
      <text:p text:style-name="P43"><text:tab/><text:tab/>&lt;/form&gt;</text:p>
      <text:p text:style-name="P43"><text:tab/>&lt;/body&gt;</text:p>
      <text:p text:style-name="P43">&lt;/html&gt;</text:p>
      <text:p text:style-name="P43"/>
      <text:list xml:id="list8544459980111343522" text:style-name="L16">
        <text:list-item>
          <text:p text:style-name="P59"><text:span text:style-name="T18">php file for insert phppage.php</text:span></text:p>
        </text:list-item>
      </text:list>
      <text:p text:style-name="P43"/>
      <text:p text:style-name="P43"><text:s/>&lt;?php</text:p>
      <text:p text:style-name="P43">$servername = "localhost";</text:p>
      <text:p text:style-name="P43">$username = "root";</text:p>
      <text:p text:style-name="P43"><text:soft-page-break/>$password = "";</text:p>
      <text:p text:style-name="P43">$dbname = "mydb";</text:p>
      <text:p text:style-name="P43"/>
      <text:p text:style-name="P43">// Create connection</text:p>
      <text:p text:style-name="P43">$conn = new mysqli($servername, $username, $password, $dbname);</text:p>
      <text:p text:style-name="P43">// Check connection</text:p>
      <text:p text:style-name="P43">if ($conn-&gt;connect_error) {</text:p>
      <text:p text:style-name="P43"><text:s text:c="4"/>die("Connection failed: " . $conn-&gt;connect_error);</text:p>
      <text:p text:style-name="P43">}</text:p>
      <text:p text:style-name="P43"/>
      <text:p text:style-name="P43"/>
      <text:p text:style-name="P43">$sql = "INSERT INTO Customer VALUES ($_POST[acc_no], '$_POST[name]', '$_POST[branch]', $_POST[balance])";</text:p>
      <text:p text:style-name="P43"/>
      <text:p text:style-name="P43">if ($conn-&gt;query($sql) === TRUE) {</text:p>
      <text:p text:style-name="P43"><text:s text:c="4"/>echo "New record created successfully";</text:p>
      <text:p text:style-name="P43">} else {</text:p>
      <text:p text:style-name="P43"><text:s text:c="4"/>echo "Error: " . $sql . "&lt;br&gt;" . $conn-&gt;error;</text:p>
      <text:p text:style-name="P43">}</text:p>
      <text:p text:style-name="P43"/>
      <text:p text:style-name="P43">$conn-&gt;close();</text:p>
      <text:p text:style-name="P43">?&gt;</text:p>
      <text:p text:style-name="P43"/>
      <text:list xml:id="list1663840946504950946" text:style-name="L15">
        <text:list-item>
          <text:p text:style-name="P58"><text:span text:style-name="T18">php file for update phppage1.php</text:span></text:p>
        </text:list-item>
      </text:list>
      <text:p text:style-name="P44"/>
      <text:p text:style-name="P43"><text:s/>&lt;?php</text:p>
      <text:p text:style-name="P43">$servername = "localhost";</text:p>
      <text:p text:style-name="P43">$username = "root";</text:p>
      <text:p text:style-name="P43">$password = "";</text:p>
      <text:p text:style-name="P43">$dbname = "mydb";</text:p>
      <text:p text:style-name="P43"/>
      <text:p text:style-name="P43">// Create connection</text:p>
      <text:p text:style-name="P43">$conn = new mysqli($servername, $username, $password, $dbname);</text:p>
      <text:p text:style-name="P43">// Check connection</text:p>
      <text:p text:style-name="P43">if ($conn-&gt;connect_error) {</text:p>
      <text:p text:style-name="P43"><text:s text:c="4"/>die("Connection failed: " . $conn-&gt;connect_error);</text:p>
      <text:p text:style-name="P43">}</text:p>
      <text:p text:style-name="P43"/>
      <text:p text:style-name="P43"/>
      <text:p text:style-name="P43">$sql = "UPDATE Customer SET name = '$_POST[name]', branch_name = '$_POST[branch]', balance = $_POST[balance] where acc_no = $_POST[acc_no]";</text:p>
      <text:p text:style-name="P43"/>
      <text:p text:style-name="P43">if ($conn-&gt;query($sql) === TRUE) {</text:p>
      <text:p text:style-name="P43"><text:s text:c="4"/>echo "Record updated successfully";</text:p>
      <text:p text:style-name="P43">} else {</text:p>
      <text:p text:style-name="P43"><text:s text:c="4"/>echo "Error: " . $sql . "&lt;br&gt;" . $conn-&gt;error;</text:p>
      <text:p text:style-name="P43">}</text:p>
      <text:p text:style-name="P43">$conn-&gt;close();</text:p>
      <text:p text:style-name="P43">?&gt;</text:p>
      <text:list xml:id="list5032011625582264699" text:style-name="L14">
        <text:list-item>
          <text:p text:style-name="P57"><text:soft-page-break/><text:span text:style-name="T18">php file for display the given account number phppage2.php</text:span></text:p>
        </text:list-item>
      </text:list>
      <text:p text:style-name="P44"/>
      <text:p text:style-name="P43"><text:s/>&lt;?php</text:p>
      <text:p text:style-name="P43">$servername = "localhost";</text:p>
      <text:p text:style-name="P43">$username = "root";</text:p>
      <text:p text:style-name="P43">$password = "";</text:p>
      <text:p text:style-name="P43">$dbname = "mydb";</text:p>
      <text:p text:style-name="P43"/>
      <text:p text:style-name="P43">// Create connection</text:p>
      <text:p text:style-name="P43">$conn = new mysqli($servername, $username, $password, $dbname);</text:p>
      <text:p text:style-name="P43">// Check connection</text:p>
      <text:p text:style-name="P43">if ($conn-&gt;connect_error) {</text:p>
      <text:p text:style-name="P43"><text:s text:c="4"/>die("Connection failed: " . $conn-&gt;connect_error);</text:p>
      <text:p text:style-name="P43">}</text:p>
      <text:p text:style-name="P43"/>
      <text:p text:style-name="P43">$query = "select * from Customer where acc_no = $_POST[acc_no];";</text:p>
      <text:p text:style-name="P43">$queryResult = $conn-&gt;query($query);</text:p>
      <text:p text:style-name="P43">echo "&lt;table&gt;";</text:p>
      <text:p text:style-name="P43">while ($queryRow = $queryResult-&gt;fetch_row()) {</text:p>
      <text:p text:style-name="P43"><text:s text:c="4"/>echo "&lt;tr&gt;";</text:p>
      <text:p text:style-name="P43"><text:s text:c="4"/>for($i = 0; $i &lt; $queryResult-&gt;field_count; $i++){</text:p>
      <text:p text:style-name="P43"><text:s text:c="8"/>echo "&lt;td&gt;$queryRow[$i]&lt;/td&gt;";</text:p>
      <text:p text:style-name="P43"><text:s text:c="4"/>}</text:p>
      <text:p text:style-name="P43"><text:s text:c="4"/>echo "&lt;/tr&gt;";</text:p>
      <text:p text:style-name="P43">}</text:p>
      <text:p text:style-name="P43">echo "&lt;/table&gt;";</text:p>
      <text:p text:style-name="P43"/>
      <text:p text:style-name="P43">$conn-&gt;close();</text:p>
      <text:p text:style-name="P43">?&gt;</text:p>
      <text:p text:style-name="P43"/>
      <text:list xml:id="list7157810126855066990" text:style-name="L13">
        <text:list-item>
          <text:p text:style-name="P56"><text:span text:style-name="T18">php file for display all phppage3.php</text:span></text:p>
        </text:list-item>
      </text:list>
      <text:p text:style-name="P44"/>
      <text:p text:style-name="P43"><text:s/>&lt;?php</text:p>
      <text:p text:style-name="P43">$servername = "localhost";</text:p>
      <text:p text:style-name="P43">$username = "root";</text:p>
      <text:p text:style-name="P43">$password = "";</text:p>
      <text:p text:style-name="P43">$dbname = "mydb";</text:p>
      <text:p text:style-name="P43"/>
      <text:p text:style-name="P43">// Create connection</text:p>
      <text:p text:style-name="P43">$conn = new mysqli($servername, $username, $password, $dbname);</text:p>
      <text:p text:style-name="P43">// Check connection</text:p>
      <text:p text:style-name="P43">if ($conn-&gt;connect_error) {</text:p>
      <text:p text:style-name="P43"><text:s text:c="4"/>die("Connection failed: " . $conn-&gt;connect_error);</text:p>
      <text:p text:style-name="P43">}</text:p>
      <text:p text:style-name="P43"/>
      <text:p text:style-name="P43">$query = "select * from Customer limit 100;";</text:p>
      <text:p text:style-name="P43">$queryResult = $conn-&gt;query($query);</text:p>
      <text:p text:style-name="P43">echo "&lt;table&gt;";</text:p>
      <text:p text:style-name="P43">while ($queryRow = $queryResult-&gt;fetch_row()) {</text:p>
      <text:p text:style-name="P43"><text:soft-page-break/><text:s text:c="4"/>echo "&lt;tr&gt;";</text:p>
      <text:p text:style-name="P43"><text:s text:c="4"/>for($i = 0; $i &lt; $queryResult-&gt;field_count; $i++){</text:p>
      <text:p text:style-name="P43"><text:s text:c="8"/>echo "&lt;td&gt;$queryRow[$i]&lt;/td&gt;";</text:p>
      <text:p text:style-name="P43"><text:s text:c="4"/>}</text:p>
      <text:p text:style-name="P43"><text:s text:c="4"/>echo "&lt;/tr&gt;";</text:p>
      <text:p text:style-name="P43">}</text:p>
      <text:p text:style-name="P43">echo "&lt;/table&gt;";</text:p>
      <text:p text:style-name="P43"/>
      <text:p text:style-name="P43">$conn-&gt;close();</text:p>
      <text:p text:style-name="P43">?&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6T12:28:02.516023689</meta:creation-date>
    <dc:date>2018-04-07T19:10:47.786819982</dc:date>
    <meta:editing-duration>PT1H20M3S</meta:editing-duration>
    <meta:editing-cycles>11</meta:editing-cycles>
    <meta:generator>LibreOffice/5.1.6.2$Linux_X86_64 LibreOffice_project/10m0$Build-2</meta:generator>
    <meta:document-statistic meta:table-count="0" meta:image-count="0" meta:object-count="0" meta:page-count="35" meta:paragraph-count="1172" meta:word-count="7447" meta:character-count="54453" meta:non-whitespace-character-count="41918"/>
  </office:meta>
</office:document-meta>
</file>